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3452" officeooo:paragraph-rsid="000a3452"/>
    </style:style>
    <style:style style:name="P2"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3" style:family="paragraph" style:parent-style-name="Standard">
      <style:paragraph-properties fo:margin-top="0in" fo:margin-bottom="0.1965in" style:contextual-spacing="false" style:line-height-at-least="0.198in"/>
      <style:text-properties fo:color="#cccccc" loext:opacity="100%" style:font-name="Droid Sans Mono" fo:font-size="10.5pt" fo:font-weight="normal" fo:background-color="#1f1f1f"/>
    </style:style>
    <style:style style:name="P4" style:family="paragraph" style:parent-style-name="Standard">
      <style:paragraph-properties style:line-height-at-least="0.198in"/>
      <style:text-properties fo:color="#cccccc" loext:opacity="100%" style:font-name="Droid Sans Mono" fo:font-size="10.5pt" fo:font-weight="normal" fo:background-color="#1f1f1f"/>
    </style:style>
    <style:style style:name="P5" style:family="paragraph" style:parent-style-name="Standard">
      <style:text-properties fo:color="#cccccc" loext:opacity="100%" style:font-name="Droid Sans Mono" fo:font-size="10.5pt" fo:font-weight="normal" officeooo:rsid="000a3452" officeooo:paragraph-rsid="000a3452" fo:background-color="#1f1f1f"/>
    </style:style>
    <style:style style:name="P6"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7" style:family="paragraph" style:parent-style-name="Standard">
      <style:paragraph-properties style:line-height-at-least="0.198in"/>
    </style:style>
    <style:style style:name="P8" style:family="paragraph" style:parent-style-name="Standard">
      <style:paragraph-properties fo:margin-top="0in" fo:margin-bottom="0.1965in" style:contextual-spacing="false" style:line-height-at-least="0.198in"/>
    </style:style>
    <style:style style:name="P9" style:family="paragraph" style:parent-style-name="Standard">
      <style:paragraph-properties fo:margin-left="0in" fo:margin-right="0in" style:line-height-at-least="0.198in" fo:text-indent="0in" style:auto-text-indent="false"/>
    </style:style>
    <style:style style:name="P10" style:family="paragraph" style:parent-style-name="Standard">
      <style:paragraph-properties fo:margin-left="0in" fo:margin-right="0in" fo:margin-top="0in" fo:margin-bottom="0.1965in" style:contextual-spacing="false" style:line-height-at-least="0.198in" fo:text-indent="0in" style:auto-text-indent="false"/>
    </style:style>
    <style:style style:name="T1" style:family="text">
      <style:text-properties fo:color="#808080" loext:opacity="100%"/>
    </style:style>
    <style:style style:name="T2" style:family="text">
      <style:text-properties fo:color="#569cd6" loext:opacity="100%"/>
    </style:style>
    <style:style style:name="T3" style:family="text">
      <style:text-properties fo:color="#9cdcfe" loext:opacity="100%"/>
    </style:style>
    <style:style style:name="T4" style:family="text">
      <style:text-properties fo:color="#ce9178" loext:opacity="100%"/>
    </style:style>
    <style:style style:name="T5" style:family="text">
      <style:text-properties fo:color="#d4d4d4" loext:opacity="100%"/>
    </style:style>
    <style:style style:name="T6" style:family="text">
      <style:text-properties fo:color="#d7ba7d" loext:opacity="100%"/>
    </style:style>
    <style:style style:name="T7" style:family="text">
      <style:text-properties fo:color="#dcdcaa" loext:opacity="100%"/>
    </style:style>
    <style:style style:name="T8" style:family="text">
      <style:text-properties fo:color="#b5cea8" loext:opacity="100%"/>
    </style:style>
    <style:style style:name="T9" style:family="text">
      <style:text-properties fo:color="#c586c0" loext:opacity="100%"/>
    </style:style>
    <style:style style:name="T10" style:family="text">
      <style:text-properties fo:color="#4fc1ff" loext:opacity="100%"/>
    </style:style>
    <style:style style:name="T11" style:family="text">
      <style:text-properties fo:color="#4ec9b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lish Premier League App Code</text:p>
      <text:p text:style-name="P1"/>
      <text:p text:style-name="P5"><text:span text:style-name="T1">&lt;!</text:span><text:span text:style-name="T2">DOCTYPE</text:span> <text:span text:style-name="T3">html</text:span><text:span text:style-name="T1">&gt;</text:span></text:p>
      <text:p text:style-name="P2"><text:span text:style-name="T1">&lt;</text:span><text:span text:style-name="T2">html</text:span> <text:span text:style-name="T3">lang</text:span>=<text:span text:style-name="T4">"en"</text:span><text:span text:style-name="T1">&gt;</text:span></text:p>
      <text:p text:style-name="P2"><text:span text:style-name="T1">&lt;</text:span><text:span text:style-name="T2">head</text:span><text:span text:style-name="T1">&gt;</text:span></text:p>
      <text:p text:style-name="P2"><text:span text:style-name="T1">&lt;</text:span><text:span text:style-name="T2">meta</text:span> <text:span text:style-name="T3">charset</text:span>=<text:span text:style-name="T4">"UTF-8"</text:span><text:span text:style-name="T1">&gt;</text:span></text:p>
      <text:p text:style-name="P2"><text:span text:style-name="T1">&lt;</text:span><text:span text:style-name="T2">meta</text:span> <text:span text:style-name="T3">name</text:span>=<text:span text:style-name="T4">"viewport"</text:span> <text:span text:style-name="T3">content</text:span>=<text:span text:style-name="T4">"width=device-width, initial-scale=1.0"</text:span><text:span text:style-name="T1">&gt;</text:span></text:p>
      <text:p text:style-name="P2"><text:span text:style-name="T1">&lt;</text:span><text:span text:style-name="T2">title</text:span><text:span text:style-name="T1">&gt;</text:span>English Premier League<text:span text:style-name="T1">&lt;/</text:span><text:span text:style-name="T2">title</text:span><text:span text:style-name="T1">&gt;</text:span></text:p>
      <text:p text:style-name="P2"><text:span text:style-name="T1">&lt;</text:span><text:span text:style-name="T2">link</text:span> <text:span text:style-name="T3">href</text:span>=<text:span text:style-name="T4">"./style.css"</text:span> <text:span text:style-name="T3">rel</text:span>=<text:span text:style-name="T4">"stylesheet"</text:span><text:span text:style-name="T1">&gt;</text:span></text:p>
      <text:p text:style-name="P2"><text:span text:style-name="T1">&lt;</text:span><text:span text:style-name="T2">script</text:span><text:span text:style-name="T5"> </text:span><text:span text:style-name="T3">src</text:span><text:span text:style-name="T5">=</text:span><text:span text:style-name="T4">"./index.js"</text:span><text:span text:style-name="T5"> </text:span><text:span text:style-name="T3">defer</text:span><text:span text:style-name="T1">&gt;&lt;/</text:span><text:span text:style-name="T2">script</text:span><text:span text:style-name="T1">&gt;</text:span></text:p>
      <text:p text:style-name="P2"><text:span text:style-name="T1">&lt;/</text:span><text:span text:style-name="T2">head</text:span><text:span text:style-name="T1">&gt;</text:span></text:p>
      <text:p text:style-name="P2"><text:span text:style-name="T1">&lt;</text:span><text:span text:style-name="T2">body</text:span><text:span text:style-name="T1">&gt;</text:span></text:p>
      <text:p text:style-name="P2"><text:span text:style-name="T1">&lt;</text:span><text:span text:style-name="T2">img</text:span> <text:span text:style-name="T3">id</text:span>=<text:span text:style-name="T4">"logo"</text:span> <text:span text:style-name="T3">src</text:span>=<text:span text:style-name="T4">"./Assets/premier-league/logo.png"</text:span> <text:span text:style-name="T3">alt</text:span>=<text:span text:style-name="T4">"English Premier League Logo"</text:span><text:span text:style-name="T1">&gt;</text:span></text:p>
      <text:p text:style-name="P2"><text:span text:style-name="T1">&lt;</text:span><text:span text:style-name="T2">div</text:span> <text:span text:style-name="T3">id</text:span>=<text:span text:style-name="T4">"wrapper"</text:span><text:span text:style-name="T1">&gt;</text:span></text:p>
      <text:p text:style-name="P2"><text:span text:style-name="T1">&lt;</text:span><text:span text:style-name="T2">h1</text:span><text:span text:style-name="T1">&gt;</text:span>English Premier League<text:span text:style-name="T1">&lt;/</text:span><text:span text:style-name="T2">h1</text:span><text:span text:style-name="T1">&gt;</text:span></text:p>
      <text:p text:style-name="P2"><text:span text:style-name="T1">&lt;</text:span><text:span text:style-name="T2">div</text:span> <text:span text:style-name="T3">id</text:span>=<text:span text:style-name="T4">"output"</text:span> <text:span text:style-name="T3">class</text:span>=<text:span text:style-name="T4">"hidden"</text:span><text:span text:style-name="T1">&gt;</text:span></text:p>
      <text:p text:style-name="P7"/>
      <text:p text:style-name="P6">&lt;!-- &lt;div class="playerInfoDiv" class="hidden"&gt;</text:p>
      <text:p text:style-name="P6">&lt;div class="infoDiv"&gt;</text:p>
      <text:p text:style-name="P6">&lt;p class="pName"&gt;Ben White&lt;/p&gt;</text:p>
      <text:p text:style-name="P6">&lt;p class="pNum"&gt;4&lt;/p&gt;</text:p>
      <text:p text:style-name="P6">&lt;img class="pPic" src="./Assets/premier-league/testImg.png"&gt;</text:p>
      <text:p text:style-name="P6">&lt;/div&gt;</text:p>
      <text:p text:style-name="P6">&lt;p class="pBio"&gt;Benjamin William White (born 8 October 1997) is an English professional footballer who plays as a centre-back for Premier League club Arsenal and the England national team.\r\n\r\nWhilst with Brighton &amp; Hove Albion, White had spells on loan at Newport County of League Two, Peterborough United of League One and Leeds United. At Leeds he played in every game, helping them win the 2019–20 Championship and gain promotion to the Premier League. White has played in all top four English leagues, making his way up from League Two to the Premier League in the space of four seasons.\r\n\r\nIn the summer of 2020, speculation regarding his football future was rife, with Leeds public on their eagerness to sign White on a permanent deal and other clubs registering their interest. Ultimately, he stayed on the south coast, signing a long term contract at Brighton. He made 36 Premier League appearances in the 2020–21 season, winning Brighton's 2020–21 player of the season award.\r\n\r\nWhite was named in the England team for the first time in May 2021, where he was selected as part of the provisional 33-man squad for UEFA Euro 2020. He was later cut from the squad, though remained on standby for the tournament and made his debut as a substitute in June in a 1–0 win over Austria. He made his first start for England in the second and final warm up match in another 1–0 victory, this time against Romania on 6 June. On 7 June, he was named in the squad as a replacement for Trent Alexander-Arnold.&lt;/p&gt;</text:p>
      <text:p text:style-name="P7"/>
      <text:p text:style-name="P6">&lt;/div&gt;</text:p>
      <text:p text:style-name="P7"/>
      <text:p text:style-name="P6">&lt;div class="playerInfoDiv" class="hidden"&gt;</text:p>
      <text:p text:style-name="P6">&lt;div class="infoDiv"&gt;</text:p>
      <text:p text:style-name="P6">&lt;p class="pName"&gt;Ben White&lt;/p&gt;</text:p>
      <text:p text:style-name="P6">&lt;p class="pNum"&gt;4&lt;/p&gt;</text:p>
      <text:p text:style-name="P6">&lt;img class="pPic" src="./Assets/premier-league/testImg.png"&gt;</text:p>
      <text:p text:style-name="P6">&lt;/div&gt;</text:p>
      <text:p text:style-name="P6">&lt;p class="pBio"&gt;Benjamin William White (born 8 October 1997) is an English professional footballer who plays as a centre-back for Premier League club Arsenal and the England national <text:soft-page-break/>team.\r\n\r\nWhilst with Brighton &amp; Hove Albion, White had spells on loan at Newport County of League Two, Peterborough United of League One and Leeds United. At Leeds he played in every game, helping them win the 2019–20 Championship and gain promotion to the Premier League. White has played in all top four English leagues, making his way up from League Two to the Premier League in the space of four seasons.\r\n\r\nIn the summer of 2020, speculation regarding his football future was rife, with Leeds public on their eagerness to sign White on a permanent deal and other clubs registering their interest. Ultimately, he stayed on the south coast, signing a long term contract at Brighton. He made 36 Premier League appearances in the 2020–21 season, winning Brighton's 2020–21 player of the season award.\r\n\r\nWhite was named in the England team for the first time in May 2021, where he was selected as part of the provisional 33-man squad for UEFA Euro 2020. He was later cut from the squad, though remained on standby for the tournament and made his debut as a substitute in June in a 1–0 win over Austria. He made his first start for England in the second and final warm up match in another 1–0 victory, this time against Romania on 6 June. On 7 June, he was named in the squad as a replacement for Trent Alexander-Arnold.&lt;/p&gt;</text:p>
      <text:p text:style-name="P7"/>
      <text:p text:style-name="P6">&lt;/div&gt;</text:p>
      <text:p text:style-name="P6">--&gt;</text:p>
      <text:p text:style-name="P3"><text:line-break/></text:p>
      <text:p text:style-name="P2"><text:span text:style-name="T1">&lt;</text:span><text:span text:style-name="T2">div</text:span> <text:span text:style-name="T3">id</text:span>=<text:span text:style-name="T4">"teamDiv"</text:span> <text:span text:style-name="T1">&gt;</text:span></text:p>
      <text:p text:style-name="P7"/>
      <text:p text:style-name="P2"><text:span text:style-name="T1">&lt;</text:span><text:span text:style-name="T2">div</text:span> <text:span text:style-name="T3">id</text:span>=<text:span text:style-name="T4">"homeTeam"</text:span> <text:span text:style-name="T3">class</text:span>=<text:span text:style-name="T4">"teamOut"</text:span><text:span text:style-name="T1">&gt;</text:span></text:p>
      <text:p text:style-name="P2"><text:span text:style-name="T1">&lt;</text:span><text:span text:style-name="T2">p</text:span> <text:span text:style-name="T3">id</text:span>=<text:span text:style-name="T4">"hName"</text:span><text:span text:style-name="T1">&gt;&lt;/</text:span><text:span text:style-name="T2">p</text:span><text:span text:style-name="T1">&gt;</text:span></text:p>
      <text:p text:style-name="P2"><text:span text:style-name="T1">&lt;</text:span><text:span text:style-name="T2">img</text:span> <text:span text:style-name="T3">id</text:span>=<text:span text:style-name="T4">"hTeamLogo"</text:span> <text:span text:style-name="T3">class</text:span>=<text:span text:style-name="T4">"teamLogo"</text:span> <text:span text:style-name="T3">src</text:span>=<text:span text:style-name="T4">""</text:span><text:span text:style-name="T1">&gt;</text:span></text:p>
      <text:p text:style-name="P2"><text:span text:style-name="T1">&lt;</text:span><text:span text:style-name="T2">p</text:span> <text:span text:style-name="T3">id</text:span>=<text:span text:style-name="T4">"hScore"</text:span><text:span text:style-name="T1">&gt;&lt;/</text:span><text:span text:style-name="T2">p</text:span><text:span text:style-name="T1">&gt;</text:span></text:p>
      <text:p text:style-name="P2"><text:span text:style-name="T1">&lt;/</text:span><text:span text:style-name="T2">div</text:span><text:span text:style-name="T1">&gt;</text:span></text:p>
      <text:p text:style-name="P7"/>
      <text:p text:style-name="P2"><text:span text:style-name="T1">&lt;</text:span><text:span text:style-name="T2">div</text:span> <text:span text:style-name="T3">id</text:span>=<text:span text:style-name="T4">"awayTeam"</text:span> <text:span text:style-name="T3">class</text:span>=<text:span text:style-name="T4">"teamOut"</text:span><text:span text:style-name="T1">&gt;</text:span></text:p>
      <text:p text:style-name="P2"><text:span text:style-name="T1">&lt;</text:span><text:span text:style-name="T2">p</text:span> <text:span text:style-name="T3">id</text:span>=<text:span text:style-name="T4">"aName"</text:span><text:span text:style-name="T1">&gt;&lt;/</text:span><text:span text:style-name="T2">p</text:span><text:span text:style-name="T1">&gt;</text:span></text:p>
      <text:p text:style-name="P2"><text:span text:style-name="T1">&lt;</text:span><text:span text:style-name="T2">img</text:span> <text:span text:style-name="T3">id</text:span>=<text:span text:style-name="T4">"aTeamLogo"</text:span> <text:span text:style-name="T3">class</text:span>=<text:span text:style-name="T4">"teamLogo"</text:span> <text:span text:style-name="T3">src</text:span>=<text:span text:style-name="T4">""</text:span><text:span text:style-name="T1">&gt;</text:span></text:p>
      <text:p text:style-name="P2"><text:span text:style-name="T1">&lt;</text:span><text:span text:style-name="T2">p</text:span> <text:span text:style-name="T3">id</text:span>=<text:span text:style-name="T4">"aScore"</text:span><text:span text:style-name="T1">&gt;&lt;/</text:span><text:span text:style-name="T2">p</text:span><text:span text:style-name="T1">&gt;</text:span></text:p>
      <text:p text:style-name="P2"><text:span text:style-name="T1">&lt;/</text:span><text:span text:style-name="T2">div</text:span><text:span text:style-name="T1">&gt;</text:span></text:p>
      <text:p text:style-name="P8"/>
      <text:p text:style-name="P2"><text:span text:style-name="T1">&lt;/</text:span><text:span text:style-name="T2">div</text:span><text:span text:style-name="T1">&gt;</text:span></text:p>
      <text:p text:style-name="P7"/>
      <text:p text:style-name="P2"><text:span text:style-name="T1">&lt;</text:span><text:span text:style-name="T2">p</text:span> <text:span text:style-name="T3">id</text:span>=<text:span text:style-name="T4">"dateText"</text:span><text:span text:style-name="T1">&gt;&lt;/</text:span><text:span text:style-name="T2">p</text:span><text:span text:style-name="T1">&gt;</text:span></text:p>
      <text:p text:style-name="P2"><text:span text:style-name="T1">&lt;</text:span><text:span text:style-name="T2">p</text:span> <text:span text:style-name="T3">id</text:span>=<text:span text:style-name="T4">"venueText"</text:span><text:span text:style-name="T1">&gt;&lt;/</text:span><text:span text:style-name="T2">p</text:span><text:span text:style-name="T1">&gt;</text:span></text:p>
      <text:p text:style-name="P2"><text:span text:style-name="T1">&lt;</text:span><text:span text:style-name="T2">a</text:span> <text:span text:style-name="T3">id</text:span>=<text:span text:style-name="T4">"vidLink"</text:span> <text:span text:style-name="T3">href</text:span>=<text:span text:style-name="T4">""</text:span><text:span text:style-name="T1">&gt;&lt;</text:span><text:span text:style-name="T2">p</text:span> <text:span text:style-name="T3">id</text:span>=<text:span text:style-name="T4">"vidText"</text:span><text:span text:style-name="T1">&gt;</text:span>Highlights Video<text:span text:style-name="T1">&lt;/</text:span><text:span text:style-name="T2">p</text:span><text:span text:style-name="T1">&gt;&lt;/</text:span><text:span text:style-name="T2">a</text:span><text:span text:style-name="T1">&gt;</text:span></text:p>
      <text:p text:style-name="P2"><text:span text:style-name="T1">&lt;</text:span><text:span text:style-name="T2">div</text:span> <text:span text:style-name="T3">id</text:span>=<text:span text:style-name="T4">"ntxAndPrevDiv"</text:span><text:span text:style-name="T1">&gt;</text:span></text:p>
      <text:p text:style-name="P2"><text:span text:style-name="T1">&lt;</text:span><text:span text:style-name="T2">button</text:span> <text:span text:style-name="T3">id</text:span>=<text:span text:style-name="T4">"prev"</text:span> <text:span text:style-name="T3">class</text:span>=<text:span text:style-name="T4">"getBtn"</text:span><text:span text:style-name="T1">&gt;</text:span>Previous<text:span text:style-name="T1">&lt;/</text:span><text:span text:style-name="T2">button</text:span><text:span text:style-name="T1">&gt;</text:span></text:p>
      <text:p text:style-name="P2"><text:span text:style-name="T1">&lt;</text:span><text:span text:style-name="T2">button</text:span> <text:span text:style-name="T3">id</text:span>=<text:span text:style-name="T4">"nxt"</text:span> <text:span text:style-name="T3">class</text:span>=<text:span text:style-name="T4">"getBtn"</text:span><text:span text:style-name="T1">&gt;</text:span>Next<text:span text:style-name="T1">&lt;/</text:span><text:span text:style-name="T2">button</text:span><text:span text:style-name="T1">&gt;</text:span></text:p>
      <text:p text:style-name="P2"><text:span text:style-name="T1">&lt;/</text:span><text:span text:style-name="T2">div</text:span><text:span text:style-name="T1">&gt;</text:span></text:p>
      <text:p text:style-name="P2"><text:span text:style-name="T1">&lt;/</text:span><text:span text:style-name="T2">div</text:span><text:span text:style-name="T1">&gt;</text:span> </text:p>
      <text:p text:style-name="P2"><text:span text:style-name="T1">&lt;</text:span><text:span text:style-name="T2">div</text:span> <text:span text:style-name="T3">id</text:span>=<text:span text:style-name="T4">"selectionDiv"</text:span><text:span text:style-name="T1">&gt;</text:span></text:p>
      <text:p text:style-name="P2"><text:span text:style-name="T1">&lt;</text:span><text:span text:style-name="T2">select</text:span> <text:span text:style-name="T3">id</text:span>=<text:span text:style-name="T4">"team1"</text:span> <text:span text:style-name="T3">name</text:span>=<text:span text:style-name="T4">"team1"</text:span> <text:span text:style-name="T3">class</text:span>=<text:span text:style-name="T4">"selector"</text:span> <text:span text:style-name="T3">aria-label</text:span>=<text:span text:style-name="T4">"home team selection"</text:span><text:span text:style-name="T1">&gt;</text:span></text:p>
      <text:p text:style-name="P2"><text:span text:style-name="T1">&lt;</text:span><text:span text:style-name="T2">optgroup</text:span> <text:span text:style-name="T3">label</text:span>=<text:span text:style-name="T4">"Team 1"</text:span><text:span text:style-name="T1">&gt;</text:span></text:p>
      <text:p text:style-name="P2"><text:span text:style-name="T1">&lt;</text:span><text:span text:style-name="T2">option</text:span> <text:span text:style-name="T3">value</text:span>=<text:span text:style-name="T4">"Arsenal"</text:span><text:span text:style-name="T1">&gt;</text:span>Arsenal<text:span text:style-name="T1">&lt;/</text:span><text:span text:style-name="T2">option</text:span><text:span text:style-name="T1">&gt;</text:span></text:p>
      <text:p text:style-name="P2"><text:soft-page-break/><text:span text:style-name="T1">&lt;</text:span><text:span text:style-name="T2">option</text:span> <text:span text:style-name="T3">value</text:span>=<text:span text:style-name="T4">"Aston Villa"</text:span><text:span text:style-name="T1">&gt;</text:span>Aston Villa<text:span text:style-name="T1">&lt;/</text:span><text:span text:style-name="T2">option</text:span><text:span text:style-name="T1">&gt;</text:span></text:p>
      <text:p text:style-name="P2"><text:span text:style-name="T1">&lt;</text:span><text:span text:style-name="T2">option</text:span> <text:span text:style-name="T3">value</text:span>=<text:span text:style-name="T4">"Bournemouth"</text:span><text:span text:style-name="T1">&gt;</text:span>Bournemouth<text:span text:style-name="T1">&lt;/</text:span><text:span text:style-name="T2">option</text:span><text:span text:style-name="T1">&gt;</text:span></text:p>
      <text:p text:style-name="P2"><text:span text:style-name="T1">&lt;</text:span><text:span text:style-name="T2">option</text:span> <text:span text:style-name="T3">value</text:span>=<text:span text:style-name="T4">"Brentford"</text:span><text:span text:style-name="T1">&gt;</text:span>Brentford<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Brighton and Hove"</text:span><text:span text:style-name="T1">&gt;</text:span>Brighton and Hove<text:span text:style-name="T1">&lt;/</text:span><text:span text:style-name="T2">option</text:span><text:span text:style-name="T1">&gt;</text:span></text:p>
      <text:p text:style-name="P2"><text:span text:style-name="T1">&lt;</text:span><text:span text:style-name="T2">option</text:span> <text:span text:style-name="T3">value</text:span>=<text:span text:style-name="T4">"Burnley"</text:span><text:span text:style-name="T1">&gt;</text:span>Burnley<text:span text:style-name="T1">&lt;/</text:span><text:span text:style-name="T2">option</text:span><text:span text:style-name="T1">&gt;</text:span></text:p>
      <text:p text:style-name="P2"><text:span text:style-name="T1">&lt;</text:span><text:span text:style-name="T2">option</text:span> <text:span text:style-name="T3">value</text:span>=<text:span text:style-name="T4">"Chelsea"</text:span><text:span text:style-name="T1">&gt;</text:span>Chelsea<text:span text:style-name="T1">&lt;/</text:span><text:span text:style-name="T2">option</text:span><text:span text:style-name="T1">&gt;</text:span></text:p>
      <text:p text:style-name="P2"><text:span text:style-name="T1">&lt;</text:span><text:span text:style-name="T2">option</text:span> <text:span text:style-name="T3">value</text:span>=<text:span text:style-name="T4">"Crystal Palace"</text:span><text:span text:style-name="T1">&gt;</text:span>Crystal Palace<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Everton"</text:span><text:span text:style-name="T1">&gt;</text:span>Everton<text:span text:style-name="T1">&lt;/</text:span><text:span text:style-name="T2">option</text:span><text:span text:style-name="T1">&gt;</text:span></text:p>
      <text:p text:style-name="P2"><text:span text:style-name="T1">&lt;</text:span><text:span text:style-name="T2">option</text:span> <text:span text:style-name="T3">value</text:span>=<text:span text:style-name="T4">"Fulham"</text:span><text:span text:style-name="T1">&gt;</text:span>Fulham<text:span text:style-name="T1">&lt;/</text:span><text:span text:style-name="T2">option</text:span><text:span text:style-name="T1">&gt;</text:span></text:p>
      <text:p text:style-name="P2"><text:span text:style-name="T1">&lt;</text:span><text:span text:style-name="T2">option</text:span> <text:span text:style-name="T3">value</text:span>=<text:span text:style-name="T4">"Leeds United"</text:span><text:span text:style-name="T1">&gt;</text:span>Leeds United<text:span text:style-name="T1">&lt;/</text:span><text:span text:style-name="T2">option</text:span><text:span text:style-name="T1">&gt;</text:span></text:p>
      <text:p text:style-name="P2"><text:span text:style-name="T1">&lt;</text:span><text:span text:style-name="T2">option</text:span> <text:span text:style-name="T3">value</text:span>=<text:span text:style-name="T4">"Liverpool"</text:span><text:span text:style-name="T1">&gt;</text:span>Liverpool<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Manchester City"</text:span><text:span text:style-name="T1">&gt;</text:span>Manchester City<text:span text:style-name="T1">&lt;/</text:span><text:span text:style-name="T2">option</text:span><text:span text:style-name="T1">&gt;</text:span></text:p>
      <text:p text:style-name="P2"><text:span text:style-name="T1">&lt;</text:span><text:span text:style-name="T2">option</text:span> <text:span text:style-name="T3">value</text:span>=<text:span text:style-name="T4">"Manchester United"</text:span><text:span text:style-name="T1">&gt;</text:span>Manchester United<text:span text:style-name="T1">&lt;/</text:span><text:span text:style-name="T2">option</text:span><text:span text:style-name="T1">&gt;</text:span></text:p>
      <text:p text:style-name="P2"><text:span text:style-name="T1">&lt;</text:span><text:span text:style-name="T2">option</text:span> <text:span text:style-name="T3">value</text:span>=<text:span text:style-name="T4">"Newcastle United"</text:span><text:span text:style-name="T1">&gt;</text:span>Newcastle United<text:span text:style-name="T1">&lt;/</text:span><text:span text:style-name="T2">option</text:span><text:span text:style-name="T1">&gt;</text:span></text:p>
      <text:p text:style-name="P2"><text:span text:style-name="T1">&lt;</text:span><text:span text:style-name="T2">option</text:span> <text:span text:style-name="T3">value</text:span>=<text:span text:style-name="T4">"Nottingham Forest"</text:span><text:span text:style-name="T1">&gt;</text:span>Nottingham Forest<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Sunderland"</text:span><text:span text:style-name="T1">&gt;</text:span>Sunderland<text:span text:style-name="T1">&lt;/</text:span><text:span text:style-name="T2">option</text:span><text:span text:style-name="T1">&gt;</text:span></text:p>
      <text:p text:style-name="P2"><text:span text:style-name="T1">&lt;</text:span><text:span text:style-name="T2">option</text:span> <text:span text:style-name="T3">value</text:span>=<text:span text:style-name="T4">"Tottenham Hotspur"</text:span><text:span text:style-name="T1">&gt;</text:span>Tottenham Hotspur<text:span text:style-name="T1">&lt;/</text:span><text:span text:style-name="T2">option</text:span><text:span text:style-name="T1">&gt;</text:span></text:p>
      <text:p text:style-name="P2"><text:span text:style-name="T1">&lt;</text:span><text:span text:style-name="T2">option</text:span> <text:span text:style-name="T3">value</text:span>=<text:span text:style-name="T4">"West Ham United"</text:span><text:span text:style-name="T1">&gt;</text:span>West Ham United<text:span text:style-name="T1">&lt;/</text:span><text:span text:style-name="T2">option</text:span><text:span text:style-name="T1">&gt;</text:span></text:p>
      <text:p text:style-name="P2"><text:span text:style-name="T1">&lt;</text:span><text:span text:style-name="T2">option</text:span> <text:span text:style-name="T3">value</text:span>=<text:span text:style-name="T4">"Wolverhampton Wan"</text:span><text:span text:style-name="T1">&gt;</text:span>Wolverhampton Wan<text:span text:style-name="T1">&lt;/</text:span><text:span text:style-name="T2">option</text:span><text:span text:style-name="T1">&gt;</text:span></text:p>
      <text:p text:style-name="P2"><text:span text:style-name="T1">&lt;/</text:span><text:span text:style-name="T2">optgroup</text:span><text:span text:style-name="T1">&gt;</text:span></text:p>
      <text:p text:style-name="P2"><text:span text:style-name="T1">&lt;/</text:span><text:span text:style-name="T2">select</text:span><text:span text:style-name="T1">&gt;</text:span></text:p>
      <text:p text:style-name="P2"><text:span text:style-name="T1">&lt;</text:span><text:span text:style-name="T2">button</text:span> <text:span text:style-name="T3">id</text:span>=<text:span text:style-name="T4">"getMatch"</text:span> <text:span text:style-name="T3">class</text:span>=<text:span text:style-name="T4">"getBtn"</text:span><text:span text:style-name="T1">&gt;</text:span>Get Match<text:span text:style-name="T1">&lt;/</text:span><text:span text:style-name="T2">button</text:span><text:span text:style-name="T1">&gt;</text:span></text:p>
      <text:p text:style-name="P2"><text:span text:style-name="T1">&lt;</text:span><text:span text:style-name="T2">select</text:span> <text:span text:style-name="T3">id</text:span>=<text:span text:style-name="T4">"team2"</text:span> <text:span text:style-name="T3">name</text:span>=<text:span text:style-name="T4">"team2"</text:span> <text:span text:style-name="T3">class</text:span>=<text:span text:style-name="T4">"selector"</text:span> <text:span text:style-name="T3">aria-label</text:span>=<text:span text:style-name="T4">"away team selection"</text:span><text:span text:style-name="T1">&gt;</text:span></text:p>
      <text:p text:style-name="P2"><text:span text:style-name="T1">&lt;</text:span><text:span text:style-name="T2">optgroup</text:span> <text:span text:style-name="T3">label</text:span>=<text:span text:style-name="T4">"Team 2"</text:span><text:span text:style-name="T1">&gt;</text:span></text:p>
      <text:p text:style-name="P2"><text:span text:style-name="T1">&lt;</text:span><text:span text:style-name="T2">option</text:span> <text:span text:style-name="T3">value</text:span>=<text:span text:style-name="T4">"Arsenal"</text:span><text:span text:style-name="T1">&gt;</text:span>Arsenal<text:span text:style-name="T1">&lt;/</text:span><text:span text:style-name="T2">option</text:span><text:span text:style-name="T1">&gt;</text:span></text:p>
      <text:p text:style-name="P2"><text:span text:style-name="T1">&lt;</text:span><text:span text:style-name="T2">option</text:span> <text:span text:style-name="T3">value</text:span>=<text:span text:style-name="T4">"Aston Villa"</text:span><text:span text:style-name="T1">&gt;</text:span>Aston Villa<text:span text:style-name="T1">&lt;/</text:span><text:span text:style-name="T2">option</text:span><text:span text:style-name="T1">&gt;</text:span></text:p>
      <text:p text:style-name="P2"><text:span text:style-name="T1">&lt;</text:span><text:span text:style-name="T2">option</text:span> <text:span text:style-name="T3">value</text:span>=<text:span text:style-name="T4">"Bournemouth"</text:span><text:span text:style-name="T1">&gt;</text:span>Bournemouth<text:span text:style-name="T1">&lt;/</text:span><text:span text:style-name="T2">option</text:span><text:span text:style-name="T1">&gt;</text:span></text:p>
      <text:p text:style-name="P2"><text:span text:style-name="T1">&lt;</text:span><text:span text:style-name="T2">option</text:span> <text:span text:style-name="T3">value</text:span>=<text:span text:style-name="T4">"Brentford"</text:span><text:span text:style-name="T1">&gt;</text:span>Brentford<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Brighton and Hove"</text:span><text:span text:style-name="T1">&gt;</text:span>Brighton and Hove<text:span text:style-name="T1">&lt;/</text:span><text:span text:style-name="T2">option</text:span><text:span text:style-name="T1">&gt;</text:span></text:p>
      <text:p text:style-name="P2"><text:span text:style-name="T1">&lt;</text:span><text:span text:style-name="T2">option</text:span> <text:span text:style-name="T3">value</text:span>=<text:span text:style-name="T4">"Burnley"</text:span><text:span text:style-name="T1">&gt;</text:span>Burnley<text:span text:style-name="T1">&lt;/</text:span><text:span text:style-name="T2">option</text:span><text:span text:style-name="T1">&gt;</text:span></text:p>
      <text:p text:style-name="P2"><text:span text:style-name="T1">&lt;</text:span><text:span text:style-name="T2">option</text:span> <text:span text:style-name="T3">value</text:span>=<text:span text:style-name="T4">"Chelsea"</text:span><text:span text:style-name="T1">&gt;</text:span>Chelsea<text:span text:style-name="T1">&lt;/</text:span><text:span text:style-name="T2">option</text:span><text:span text:style-name="T1">&gt;</text:span></text:p>
      <text:p text:style-name="P2"><text:span text:style-name="T1">&lt;</text:span><text:span text:style-name="T2">option</text:span> <text:span text:style-name="T3">value</text:span>=<text:span text:style-name="T4">"Crystal Palace"</text:span><text:span text:style-name="T1">&gt;</text:span>Crystal Palace<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Everton"</text:span><text:span text:style-name="T1">&gt;</text:span>Everton<text:span text:style-name="T1">&lt;/</text:span><text:span text:style-name="T2">option</text:span><text:span text:style-name="T1">&gt;</text:span></text:p>
      <text:p text:style-name="P2"><text:span text:style-name="T1">&lt;</text:span><text:span text:style-name="T2">option</text:span> <text:span text:style-name="T3">value</text:span>=<text:span text:style-name="T4">"Fulham"</text:span><text:span text:style-name="T1">&gt;</text:span>Fulham<text:span text:style-name="T1">&lt;/</text:span><text:span text:style-name="T2">option</text:span><text:span text:style-name="T1">&gt;</text:span></text:p>
      <text:p text:style-name="P2"><text:span text:style-name="T1">&lt;</text:span><text:span text:style-name="T2">option</text:span> <text:span text:style-name="T3">value</text:span>=<text:span text:style-name="T4">"Leeds United"</text:span><text:span text:style-name="T1">&gt;</text:span>Leeds United<text:span text:style-name="T1">&lt;/</text:span><text:span text:style-name="T2">option</text:span><text:span text:style-name="T1">&gt;</text:span></text:p>
      <text:p text:style-name="P2"><text:span text:style-name="T1">&lt;</text:span><text:span text:style-name="T2">option</text:span> <text:span text:style-name="T3">value</text:span>=<text:span text:style-name="T4">"Liverpool"</text:span><text:span text:style-name="T1">&gt;</text:span>Liverpool<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Manchester City"</text:span><text:span text:style-name="T1">&gt;</text:span>Manchester City<text:span text:style-name="T1">&lt;/</text:span><text:span text:style-name="T2">option</text:span><text:span text:style-name="T1">&gt;</text:span></text:p>
      <text:p text:style-name="P2"><text:span text:style-name="T1">&lt;</text:span><text:span text:style-name="T2">option</text:span> <text:span text:style-name="T3">value</text:span>=<text:span text:style-name="T4">"Manchester United"</text:span><text:span text:style-name="T1">&gt;</text:span>Manchester United<text:span text:style-name="T1">&lt;/</text:span><text:span text:style-name="T2">option</text:span><text:span text:style-name="T1">&gt;</text:span></text:p>
      <text:p text:style-name="P2"><text:span text:style-name="T1">&lt;</text:span><text:span text:style-name="T2">option</text:span> <text:span text:style-name="T3">value</text:span>=<text:span text:style-name="T4">"Newcastle United"</text:span><text:span text:style-name="T1">&gt;</text:span>Newcastle United<text:span text:style-name="T1">&lt;/</text:span><text:span text:style-name="T2">option</text:span><text:span text:style-name="T1">&gt;</text:span></text:p>
      <text:p text:style-name="P2"><text:span text:style-name="T1">&lt;</text:span><text:span text:style-name="T2">option</text:span> <text:span text:style-name="T3">value</text:span>=<text:span text:style-name="T4">"Nottingham Forest"</text:span><text:span text:style-name="T1">&gt;</text:span>Nottingham Forest<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Sunderland"</text:span><text:span text:style-name="T1">&gt;</text:span>Sunderland<text:span text:style-name="T1">&lt;/</text:span><text:span text:style-name="T2">option</text:span><text:span text:style-name="T1">&gt;</text:span></text:p>
      <text:p text:style-name="P2"><text:span text:style-name="T1">&lt;</text:span><text:span text:style-name="T2">option</text:span> <text:span text:style-name="T3">value</text:span>=<text:span text:style-name="T4">"Tottenham Hotspur"</text:span><text:span text:style-name="T1">&gt;</text:span>Tottenham Hotspur<text:span text:style-name="T1">&lt;/</text:span><text:span text:style-name="T2">option</text:span><text:span text:style-name="T1">&gt;</text:span></text:p>
      <text:p text:style-name="P2"><text:soft-page-break/><text:span text:style-name="T1">&lt;</text:span><text:span text:style-name="T2">option</text:span> <text:span text:style-name="T3">value</text:span>=<text:span text:style-name="T4">"West Ham United"</text:span><text:span text:style-name="T1">&gt;</text:span>West Ham United<text:span text:style-name="T1">&lt;/</text:span><text:span text:style-name="T2">option</text:span><text:span text:style-name="T1">&gt;</text:span></text:p>
      <text:p text:style-name="P2"><text:span text:style-name="T1">&lt;</text:span><text:span text:style-name="T2">option</text:span> <text:span text:style-name="T3">value</text:span>=<text:span text:style-name="T4">"Wolverhampton Wan"</text:span><text:span text:style-name="T1">&gt;</text:span>Wolverhampton Wan<text:span text:style-name="T1">&lt;/</text:span><text:span text:style-name="T2">option</text:span><text:span text:style-name="T1">&gt;</text:span></text:p>
      <text:p text:style-name="P2"><text:span text:style-name="T1">&lt;/</text:span><text:span text:style-name="T2">optgroup</text:span><text:span text:style-name="T1">&gt;</text:span></text:p>
      <text:p text:style-name="P2"><text:span text:style-name="T1">&lt;/</text:span><text:span text:style-name="T2">select</text:span><text:span text:style-name="T1">&gt;</text:span></text:p>
      <text:p text:style-name="P2"><text:span text:style-name="T1">&lt;/</text:span><text:span text:style-name="T2">div</text:span><text:span text:style-name="T1">&gt;</text:span></text:p>
      <text:p text:style-name="P2"><text:span text:style-name="T1">&lt;</text:span><text:span text:style-name="T2">div</text:span> <text:span text:style-name="T3">id</text:span>=<text:span text:style-name="T4">"playerListDiv"</text:span><text:span text:style-name="T1">&gt;</text:span></text:p>
      <text:p text:style-name="P2"><text:span text:style-name="T1">&lt;</text:span><text:span text:style-name="T2">select</text:span> <text:span text:style-name="T3">id</text:span>=<text:span text:style-name="T4">"playerList"</text:span> <text:span text:style-name="T3">name</text:span>=<text:span text:style-name="T4">"playerList"</text:span> <text:span text:style-name="T3">class</text:span>=<text:span text:style-name="T4">"selector"</text:span> <text:span text:style-name="T3">aria-label</text:span>=<text:span text:style-name="T4">"player list selection"</text:span><text:span text:style-name="T1">&gt;</text:span></text:p>
      <text:p text:style-name="P2"><text:span text:style-name="T1">&lt;</text:span><text:span text:style-name="T2">option</text:span> <text:span text:style-name="T3">value</text:span>=<text:span text:style-name="T4">"Arsenal"</text:span><text:span text:style-name="T1">&gt;</text:span>Arsenal<text:span text:style-name="T1">&lt;/</text:span><text:span text:style-name="T2">option</text:span><text:span text:style-name="T1">&gt;</text:span></text:p>
      <text:p text:style-name="P2"><text:span text:style-name="T1">&lt;</text:span><text:span text:style-name="T2">option</text:span> <text:span text:style-name="T3">value</text:span>=<text:span text:style-name="T4">"Aston Villa"</text:span><text:span text:style-name="T1">&gt;</text:span>Aston Villa<text:span text:style-name="T1">&lt;/</text:span><text:span text:style-name="T2">option</text:span><text:span text:style-name="T1">&gt;</text:span></text:p>
      <text:p text:style-name="P2"><text:span text:style-name="T1">&lt;</text:span><text:span text:style-name="T2">option</text:span> <text:span text:style-name="T3">value</text:span>=<text:span text:style-name="T4">"Bournemouth"</text:span><text:span text:style-name="T1">&gt;</text:span>Bournemouth<text:span text:style-name="T1">&lt;/</text:span><text:span text:style-name="T2">option</text:span><text:span text:style-name="T1">&gt;</text:span></text:p>
      <text:p text:style-name="P2"><text:span text:style-name="T1">&lt;</text:span><text:span text:style-name="T2">option</text:span> <text:span text:style-name="T3">value</text:span>=<text:span text:style-name="T4">"Brentford"</text:span><text:span text:style-name="T1">&gt;</text:span>Brentford<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Brighton and Hove"</text:span><text:span text:style-name="T1">&gt;</text:span>Brighton and Hove<text:span text:style-name="T1">&lt;/</text:span><text:span text:style-name="T2">option</text:span><text:span text:style-name="T1">&gt;</text:span></text:p>
      <text:p text:style-name="P2"><text:span text:style-name="T1">&lt;</text:span><text:span text:style-name="T2">option</text:span> <text:span text:style-name="T3">value</text:span>=<text:span text:style-name="T4">"Burnley"</text:span><text:span text:style-name="T1">&gt;</text:span>Burnley<text:span text:style-name="T1">&lt;/</text:span><text:span text:style-name="T2">option</text:span><text:span text:style-name="T1">&gt;</text:span></text:p>
      <text:p text:style-name="P2"><text:span text:style-name="T1">&lt;</text:span><text:span text:style-name="T2">option</text:span> <text:span text:style-name="T3">value</text:span>=<text:span text:style-name="T4">"Chelsea"</text:span><text:span text:style-name="T1">&gt;</text:span>Chelsea<text:span text:style-name="T1">&lt;/</text:span><text:span text:style-name="T2">option</text:span><text:span text:style-name="T1">&gt;</text:span></text:p>
      <text:p text:style-name="P2"><text:span text:style-name="T1">&lt;</text:span><text:span text:style-name="T2">option</text:span> <text:span text:style-name="T3">value</text:span>=<text:span text:style-name="T4">"Crystal Palace"</text:span><text:span text:style-name="T1">&gt;</text:span>Crystal Palace<text:span text:style-name="T1">&lt;/</text:span><text:span text:style-name="T2">option</text:span><text:span text:style-name="T1">&gt;</text:span></text:p>
      <text:p text:style-name="P2"><text:span text:style-name="T1">&lt;!</text:span><text:span text:style-name="T2">DOCTYPE</text:span> <text:span text:style-name="T3">html</text:span><text:span text:style-name="T1">&gt;</text:span></text:p>
      <text:p text:style-name="P2"><text:span text:style-name="T1">&lt;</text:span><text:span text:style-name="T2">html</text:span> <text:span text:style-name="T3">lang</text:span>=<text:span text:style-name="T4">"en"</text:span><text:span text:style-name="T1">&gt;</text:span></text:p>
      <text:p text:style-name="P2"><text:span text:style-name="T1">&lt;</text:span><text:span text:style-name="T2">head</text:span><text:span text:style-name="T1">&gt;</text:span></text:p>
      <text:p text:style-name="P2"><text:span text:style-name="T1">&lt;</text:span><text:span text:style-name="T2">meta</text:span> <text:span text:style-name="T3">charset</text:span>=<text:span text:style-name="T4">"UTF-8"</text:span><text:span text:style-name="T1">&gt;</text:span></text:p>
      <text:p text:style-name="P2"><text:span text:style-name="T1">&lt;</text:span><text:span text:style-name="T2">meta</text:span> <text:span text:style-name="T3">name</text:span>=<text:span text:style-name="T4">"viewport"</text:span> <text:span text:style-name="T3">content</text:span>=<text:span text:style-name="T4">"width=device-width, initial-scale=1.0"</text:span><text:span text:style-name="T1">&gt;</text:span></text:p>
      <text:p text:style-name="P2"><text:span text:style-name="T1">&lt;</text:span><text:span text:style-name="T2">title</text:span><text:span text:style-name="T1">&gt;</text:span>English Premier League<text:span text:style-name="T1">&lt;/</text:span><text:span text:style-name="T2">title</text:span><text:span text:style-name="T1">&gt;</text:span></text:p>
      <text:p text:style-name="P2"><text:span text:style-name="T1">&lt;</text:span><text:span text:style-name="T2">link</text:span> <text:span text:style-name="T3">href</text:span>=<text:span text:style-name="T4">"./style.css"</text:span> <text:span text:style-name="T3">rel</text:span>=<text:span text:style-name="T4">"stylesheet"</text:span><text:span text:style-name="T1">&gt;</text:span></text:p>
      <text:p text:style-name="P2"><text:span text:style-name="T1">&lt;</text:span><text:span text:style-name="T2">script</text:span><text:span text:style-name="T5"> </text:span><text:span text:style-name="T3">src</text:span><text:span text:style-name="T5">=</text:span><text:span text:style-name="T4">"./index.js"</text:span><text:span text:style-name="T5"> </text:span><text:span text:style-name="T3">defer</text:span><text:span text:style-name="T1">&gt;&lt;/</text:span><text:span text:style-name="T2">script</text:span><text:span text:style-name="T1">&gt;</text:span></text:p>
      <text:p text:style-name="P2"><text:span text:style-name="T1">&lt;/</text:span><text:span text:style-name="T2">head</text:span><text:span text:style-name="T1">&gt;</text:span></text:p>
      <text:p text:style-name="P2"><text:span text:style-name="T1">&lt;</text:span><text:span text:style-name="T2">body</text:span><text:span text:style-name="T1">&gt;</text:span></text:p>
      <text:p text:style-name="P2"><text:span text:style-name="T1">&lt;</text:span><text:span text:style-name="T2">img</text:span> <text:span text:style-name="T3">id</text:span>=<text:span text:style-name="T4">"logo"</text:span> <text:span text:style-name="T3">src</text:span>=<text:span text:style-name="T4">"./Assets/premier-league/logo.png"</text:span> <text:span text:style-name="T3">alt</text:span>=<text:span text:style-name="T4">"English Premier League Logo"</text:span><text:span text:style-name="T1">&gt;</text:span></text:p>
      <text:p text:style-name="P2"><text:span text:style-name="T1">&lt;</text:span><text:span text:style-name="T2">div</text:span> <text:span text:style-name="T3">id</text:span>=<text:span text:style-name="T4">"wrapper"</text:span><text:span text:style-name="T1">&gt;</text:span></text:p>
      <text:p text:style-name="P2"><text:span text:style-name="T1">&lt;</text:span><text:span text:style-name="T2">h1</text:span><text:span text:style-name="T1">&gt;</text:span>English Premier League<text:span text:style-name="T1">&lt;/</text:span><text:span text:style-name="T2">h1</text:span><text:span text:style-name="T1">&gt;</text:span></text:p>
      <text:p text:style-name="P2"><text:span text:style-name="T1">&lt;</text:span><text:span text:style-name="T2">div</text:span> <text:span text:style-name="T3">id</text:span>=<text:span text:style-name="T4">"output"</text:span> <text:span text:style-name="T3">class</text:span>=<text:span text:style-name="T4">"hidden"</text:span><text:span text:style-name="T1">&gt;</text:span></text:p>
      <text:p text:style-name="P7"/>
      <text:p text:style-name="P6">&lt;!-- &lt;div class="playerInfoDiv" class="hidden"&gt;</text:p>
      <text:p text:style-name="P6">&lt;div class="infoDiv"&gt;</text:p>
      <text:p text:style-name="P6">&lt;p class="pName"&gt;Ben White&lt;/p&gt;</text:p>
      <text:p text:style-name="P6">&lt;p class="pNum"&gt;4&lt;/p&gt;</text:p>
      <text:p text:style-name="P6">&lt;img class="pPic" src="./Assets/premier-league/testImg.png"&gt;</text:p>
      <text:p text:style-name="P6">&lt;/div&gt;</text:p>
      <text:p text:style-name="P6">&lt;p class="pBio"&gt;Benjamin William White (born 8 October 1997) is an English professional footballer who plays as a centre-back for Premier League club Arsenal and the England national team.\r\n\r\nWhilst with Brighton &amp; Hove Albion, White had spells on loan at Newport County of League Two, Peterborough United of League One and Leeds United. At Leeds he played in every game, helping them win the 2019–20 Championship and gain promotion to the Premier League. White has played in all top four English leagues, making his way up from League Two to the Premier League in the space of four seasons.\r\n\r\nIn the summer of 2020, speculation regarding his football future was rife, with Leeds public on their eagerness to sign White on a permanent deal and other clubs registering their interest. Ultimately, he stayed on the south coast, signing a long term contract at Brighton. He made 36 Premier League appearances in the 2020–21 season, winning Brighton's 2020–21 player of the season award.\r\n\r\nWhite was named in the England team for the first time in May 2021, where he was selected as part of the provisional 33-man squad for UEFA Euro 2020. He was later cut from the squad, though remained <text:soft-page-break/>on standby for the tournament and made his debut as a substitute in June in a 1–0 win over Austria. He made his first start for England in the second and final warm up match in another 1–0 victory, this time against Romania on 6 June. On 7 June, he was named in the squad as a replacement for Trent Alexander-Arnold.&lt;/p&gt;</text:p>
      <text:p text:style-name="P7"/>
      <text:p text:style-name="P6">&lt;/div&gt;</text:p>
      <text:p text:style-name="P7"/>
      <text:p text:style-name="P6">&lt;div class="playerInfoDiv" class="hidden"&gt;</text:p>
      <text:p text:style-name="P6">&lt;div class="infoDiv"&gt;</text:p>
      <text:p text:style-name="P6">&lt;p class="pName"&gt;Ben White&lt;/p&gt;</text:p>
      <text:p text:style-name="P6">&lt;p class="pNum"&gt;4&lt;/p&gt;</text:p>
      <text:p text:style-name="P6">&lt;img class="pPic" src="./Assets/premier-league/testImg.png"&gt;</text:p>
      <text:p text:style-name="P6">&lt;/div&gt;</text:p>
      <text:p text:style-name="P6">&lt;p class="pBio"&gt;Benjamin William White (born 8 October 1997) is an English professional footballer who plays as a centre-back for Premier League club Arsenal and the England national team.\r\n\r\nWhilst with Brighton &amp; Hove Albion, White had spells on loan at Newport County of League Two, Peterborough United of League One and Leeds United. At Leeds he played in every game, helping them win the 2019–20 Championship and gain promotion to the Premier League. White has played in all top four English leagues, making his way up from League Two to the Premier League in the space of four seasons.\r\n\r\nIn the summer of 2020, speculation regarding his football future was rife, with Leeds public on their eagerness to sign White on a permanent deal and other clubs registering their interest. Ultimately, he stayed on the south coast, signing a long term contract at Brighton. He made 36 Premier League appearances in the 2020–21 season, winning Brighton's 2020–21 player of the season award.\r\n\r\nWhite was named in the England team for the first time in May 2021, where he was selected as part of the provisional 33-man squad for UEFA Euro 2020. He was later cut from the squad, though remained on standby for the tournament and made his debut as a substitute in June in a 1–0 win over Austria. He made his first start for England in the second and final warm up match in another 1–0 victory, this time against Romania on 6 June. On 7 June, he was named in the squad as a replacement for Trent Alexander-Arnold.&lt;/p&gt;</text:p>
      <text:p text:style-name="P7"/>
      <text:p text:style-name="P6">&lt;/div&gt;</text:p>
      <text:p text:style-name="P6">--&gt;</text:p>
      <text:p text:style-name="P3"><text:line-break/></text:p>
      <text:p text:style-name="P2"><text:span text:style-name="T1">&lt;</text:span><text:span text:style-name="T2">div</text:span> <text:span text:style-name="T3">id</text:span>=<text:span text:style-name="T4">"teamDiv"</text:span> <text:span text:style-name="T1">&gt;</text:span></text:p>
      <text:p text:style-name="P7"/>
      <text:p text:style-name="P2"><text:span text:style-name="T1">&lt;</text:span><text:span text:style-name="T2">div</text:span> <text:span text:style-name="T3">id</text:span>=<text:span text:style-name="T4">"homeTeam"</text:span> <text:span text:style-name="T3">class</text:span>=<text:span text:style-name="T4">"teamOut"</text:span><text:span text:style-name="T1">&gt;</text:span></text:p>
      <text:p text:style-name="P2"><text:span text:style-name="T1">&lt;</text:span><text:span text:style-name="T2">p</text:span> <text:span text:style-name="T3">id</text:span>=<text:span text:style-name="T4">"hName"</text:span><text:span text:style-name="T1">&gt;&lt;/</text:span><text:span text:style-name="T2">p</text:span><text:span text:style-name="T1">&gt;</text:span></text:p>
      <text:p text:style-name="P2"><text:span text:style-name="T1">&lt;</text:span><text:span text:style-name="T2">img</text:span> <text:span text:style-name="T3">id</text:span>=<text:span text:style-name="T4">"hTeamLogo"</text:span> <text:span text:style-name="T3">class</text:span>=<text:span text:style-name="T4">"teamLogo"</text:span> <text:span text:style-name="T3">src</text:span>=<text:span text:style-name="T4">""</text:span><text:span text:style-name="T1">&gt;</text:span></text:p>
      <text:p text:style-name="P2"><text:span text:style-name="T1">&lt;</text:span><text:span text:style-name="T2">p</text:span> <text:span text:style-name="T3">id</text:span>=<text:span text:style-name="T4">"hScore"</text:span><text:span text:style-name="T1">&gt;&lt;/</text:span><text:span text:style-name="T2">p</text:span><text:span text:style-name="T1">&gt;</text:span></text:p>
      <text:p text:style-name="P2"><text:span text:style-name="T1">&lt;/</text:span><text:span text:style-name="T2">div</text:span><text:span text:style-name="T1">&gt;</text:span></text:p>
      <text:p text:style-name="P7"/>
      <text:p text:style-name="P2"><text:span text:style-name="T1">&lt;</text:span><text:span text:style-name="T2">div</text:span> <text:span text:style-name="T3">id</text:span>=<text:span text:style-name="T4">"awayTeam"</text:span> <text:span text:style-name="T3">class</text:span>=<text:span text:style-name="T4">"teamOut"</text:span><text:span text:style-name="T1">&gt;</text:span></text:p>
      <text:p text:style-name="P2"><text:span text:style-name="T1">&lt;</text:span><text:span text:style-name="T2">p</text:span> <text:span text:style-name="T3">id</text:span>=<text:span text:style-name="T4">"aName"</text:span><text:span text:style-name="T1">&gt;&lt;/</text:span><text:span text:style-name="T2">p</text:span><text:span text:style-name="T1">&gt;</text:span></text:p>
      <text:p text:style-name="P2"><text:span text:style-name="T1">&lt;</text:span><text:span text:style-name="T2">img</text:span> <text:span text:style-name="T3">id</text:span>=<text:span text:style-name="T4">"aTeamLogo"</text:span> <text:span text:style-name="T3">class</text:span>=<text:span text:style-name="T4">"teamLogo"</text:span> <text:span text:style-name="T3">src</text:span>=<text:span text:style-name="T4">""</text:span><text:span text:style-name="T1">&gt;</text:span></text:p>
      <text:p text:style-name="P2"><text:span text:style-name="T1">&lt;</text:span><text:span text:style-name="T2">p</text:span> <text:span text:style-name="T3">id</text:span>=<text:span text:style-name="T4">"aScore"</text:span><text:span text:style-name="T1">&gt;&lt;/</text:span><text:span text:style-name="T2">p</text:span><text:span text:style-name="T1">&gt;</text:span></text:p>
      <text:p text:style-name="P2"><text:span text:style-name="T1">&lt;/</text:span><text:span text:style-name="T2">div</text:span><text:span text:style-name="T1">&gt;</text:span></text:p>
      <text:p text:style-name="P8"/>
      <text:p text:style-name="P2"><text:soft-page-break/><text:span text:style-name="T1">&lt;/</text:span><text:span text:style-name="T2">div</text:span><text:span text:style-name="T1">&gt;</text:span></text:p>
      <text:p text:style-name="P7"/>
      <text:p text:style-name="P2"><text:span text:style-name="T1">&lt;</text:span><text:span text:style-name="T2">p</text:span> <text:span text:style-name="T3">id</text:span>=<text:span text:style-name="T4">"dateText"</text:span><text:span text:style-name="T1">&gt;&lt;/</text:span><text:span text:style-name="T2">p</text:span><text:span text:style-name="T1">&gt;</text:span></text:p>
      <text:p text:style-name="P2"><text:span text:style-name="T1">&lt;</text:span><text:span text:style-name="T2">p</text:span> <text:span text:style-name="T3">id</text:span>=<text:span text:style-name="T4">"venueText"</text:span><text:span text:style-name="T1">&gt;&lt;/</text:span><text:span text:style-name="T2">p</text:span><text:span text:style-name="T1">&gt;</text:span></text:p>
      <text:p text:style-name="P2"><text:span text:style-name="T1">&lt;</text:span><text:span text:style-name="T2">a</text:span> <text:span text:style-name="T3">id</text:span>=<text:span text:style-name="T4">"vidLink"</text:span> <text:span text:style-name="T3">href</text:span>=<text:span text:style-name="T4">""</text:span><text:span text:style-name="T1">&gt;&lt;</text:span><text:span text:style-name="T2">p</text:span> <text:span text:style-name="T3">id</text:span>=<text:span text:style-name="T4">"vidText"</text:span><text:span text:style-name="T1">&gt;</text:span>Highlights Video<text:span text:style-name="T1">&lt;/</text:span><text:span text:style-name="T2">p</text:span><text:span text:style-name="T1">&gt;&lt;/</text:span><text:span text:style-name="T2">a</text:span><text:span text:style-name="T1">&gt;</text:span></text:p>
      <text:p text:style-name="P2"><text:span text:style-name="T1">&lt;</text:span><text:span text:style-name="T2">div</text:span> <text:span text:style-name="T3">id</text:span>=<text:span text:style-name="T4">"ntxAndPrevDiv"</text:span><text:span text:style-name="T1">&gt;</text:span></text:p>
      <text:p text:style-name="P2"><text:span text:style-name="T1">&lt;</text:span><text:span text:style-name="T2">button</text:span> <text:span text:style-name="T3">id</text:span>=<text:span text:style-name="T4">"prev"</text:span> <text:span text:style-name="T3">class</text:span>=<text:span text:style-name="T4">"getBtn"</text:span><text:span text:style-name="T1">&gt;</text:span>Previous<text:span text:style-name="T1">&lt;/</text:span><text:span text:style-name="T2">button</text:span><text:span text:style-name="T1">&gt;</text:span></text:p>
      <text:p text:style-name="P2"><text:span text:style-name="T1">&lt;</text:span><text:span text:style-name="T2">button</text:span> <text:span text:style-name="T3">id</text:span>=<text:span text:style-name="T4">"nxt"</text:span> <text:span text:style-name="T3">class</text:span>=<text:span text:style-name="T4">"getBtn"</text:span><text:span text:style-name="T1">&gt;</text:span>Next<text:span text:style-name="T1">&lt;/</text:span><text:span text:style-name="T2">button</text:span><text:span text:style-name="T1">&gt;</text:span></text:p>
      <text:p text:style-name="P2"><text:span text:style-name="T1">&lt;/</text:span><text:span text:style-name="T2">div</text:span><text:span text:style-name="T1">&gt;</text:span></text:p>
      <text:p text:style-name="P2"><text:span text:style-name="T1">&lt;/</text:span><text:span text:style-name="T2">div</text:span><text:span text:style-name="T1">&gt;</text:span> </text:p>
      <text:p text:style-name="P2"><text:span text:style-name="T1">&lt;</text:span><text:span text:style-name="T2">div</text:span> <text:span text:style-name="T3">id</text:span>=<text:span text:style-name="T4">"selectionDiv"</text:span><text:span text:style-name="T1">&gt;</text:span></text:p>
      <text:p text:style-name="P2"><text:span text:style-name="T1">&lt;</text:span><text:span text:style-name="T2">select</text:span> <text:span text:style-name="T3">id</text:span>=<text:span text:style-name="T4">"team1"</text:span> <text:span text:style-name="T3">name</text:span>=<text:span text:style-name="T4">"team1"</text:span> <text:span text:style-name="T3">class</text:span>=<text:span text:style-name="T4">"selector"</text:span> <text:span text:style-name="T3">aria-label</text:span>=<text:span text:style-name="T4">"home team selection"</text:span><text:span text:style-name="T1">&gt;</text:span></text:p>
      <text:p text:style-name="P2"><text:span text:style-name="T1">&lt;</text:span><text:span text:style-name="T2">optgroup</text:span> <text:span text:style-name="T3">label</text:span>=<text:span text:style-name="T4">"Team 1"</text:span><text:span text:style-name="T1">&gt;</text:span></text:p>
      <text:p text:style-name="P2"><text:span text:style-name="T1">&lt;</text:span><text:span text:style-name="T2">option</text:span> <text:span text:style-name="T3">value</text:span>=<text:span text:style-name="T4">"Arsenal"</text:span><text:span text:style-name="T1">&gt;</text:span>Arsenal<text:span text:style-name="T1">&lt;/</text:span><text:span text:style-name="T2">option</text:span><text:span text:style-name="T1">&gt;</text:span></text:p>
      <text:p text:style-name="P2"><text:span text:style-name="T1">&lt;</text:span><text:span text:style-name="T2">option</text:span> <text:span text:style-name="T3">value</text:span>=<text:span text:style-name="T4">"Aston Villa"</text:span><text:span text:style-name="T1">&gt;</text:span>Aston Villa<text:span text:style-name="T1">&lt;/</text:span><text:span text:style-name="T2">option</text:span><text:span text:style-name="T1">&gt;</text:span></text:p>
      <text:p text:style-name="P2"><text:span text:style-name="T1">&lt;</text:span><text:span text:style-name="T2">option</text:span> <text:span text:style-name="T3">value</text:span>=<text:span text:style-name="T4">"Bournemouth"</text:span><text:span text:style-name="T1">&gt;</text:span>Bournemouth<text:span text:style-name="T1">&lt;/</text:span><text:span text:style-name="T2">option</text:span><text:span text:style-name="T1">&gt;</text:span></text:p>
      <text:p text:style-name="P2"><text:span text:style-name="T1">&lt;</text:span><text:span text:style-name="T2">option</text:span> <text:span text:style-name="T3">value</text:span>=<text:span text:style-name="T4">"Brentford"</text:span><text:span text:style-name="T1">&gt;</text:span>Brentford<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Brighton and Hove"</text:span><text:span text:style-name="T1">&gt;</text:span>Brighton and Hove<text:span text:style-name="T1">&lt;/</text:span><text:span text:style-name="T2">option</text:span><text:span text:style-name="T1">&gt;</text:span></text:p>
      <text:p text:style-name="P2"><text:span text:style-name="T1">&lt;</text:span><text:span text:style-name="T2">option</text:span> <text:span text:style-name="T3">value</text:span>=<text:span text:style-name="T4">"Burnley"</text:span><text:span text:style-name="T1">&gt;</text:span>Burnley<text:span text:style-name="T1">&lt;/</text:span><text:span text:style-name="T2">option</text:span><text:span text:style-name="T1">&gt;</text:span></text:p>
      <text:p text:style-name="P2"><text:span text:style-name="T1">&lt;</text:span><text:span text:style-name="T2">option</text:span> <text:span text:style-name="T3">value</text:span>=<text:span text:style-name="T4">"Chelsea"</text:span><text:span text:style-name="T1">&gt;</text:span>Chelsea<text:span text:style-name="T1">&lt;/</text:span><text:span text:style-name="T2">option</text:span><text:span text:style-name="T1">&gt;</text:span></text:p>
      <text:p text:style-name="P2"><text:span text:style-name="T1">&lt;</text:span><text:span text:style-name="T2">option</text:span> <text:span text:style-name="T3">value</text:span>=<text:span text:style-name="T4">"Crystal Palace"</text:span><text:span text:style-name="T1">&gt;</text:span>Crystal Palace<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Everton"</text:span><text:span text:style-name="T1">&gt;</text:span>Everton<text:span text:style-name="T1">&lt;/</text:span><text:span text:style-name="T2">option</text:span><text:span text:style-name="T1">&gt;</text:span></text:p>
      <text:p text:style-name="P2"><text:span text:style-name="T1">&lt;</text:span><text:span text:style-name="T2">option</text:span> <text:span text:style-name="T3">value</text:span>=<text:span text:style-name="T4">"Fulham"</text:span><text:span text:style-name="T1">&gt;</text:span>Fulham<text:span text:style-name="T1">&lt;/</text:span><text:span text:style-name="T2">option</text:span><text:span text:style-name="T1">&gt;</text:span></text:p>
      <text:p text:style-name="P2"><text:span text:style-name="T1">&lt;</text:span><text:span text:style-name="T2">option</text:span> <text:span text:style-name="T3">value</text:span>=<text:span text:style-name="T4">"Leeds United"</text:span><text:span text:style-name="T1">&gt;</text:span>Leeds United<text:span text:style-name="T1">&lt;/</text:span><text:span text:style-name="T2">option</text:span><text:span text:style-name="T1">&gt;</text:span></text:p>
      <text:p text:style-name="P2"><text:span text:style-name="T1">&lt;</text:span><text:span text:style-name="T2">option</text:span> <text:span text:style-name="T3">value</text:span>=<text:span text:style-name="T4">"Liverpool"</text:span><text:span text:style-name="T1">&gt;</text:span>Liverpool<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Manchester City"</text:span><text:span text:style-name="T1">&gt;</text:span>Manchester City<text:span text:style-name="T1">&lt;/</text:span><text:span text:style-name="T2">option</text:span><text:span text:style-name="T1">&gt;</text:span></text:p>
      <text:p text:style-name="P2"><text:span text:style-name="T1">&lt;</text:span><text:span text:style-name="T2">option</text:span> <text:span text:style-name="T3">value</text:span>=<text:span text:style-name="T4">"Manchester United"</text:span><text:span text:style-name="T1">&gt;</text:span>Manchester United<text:span text:style-name="T1">&lt;/</text:span><text:span text:style-name="T2">option</text:span><text:span text:style-name="T1">&gt;</text:span></text:p>
      <text:p text:style-name="P2"><text:span text:style-name="T1">&lt;</text:span><text:span text:style-name="T2">option</text:span> <text:span text:style-name="T3">value</text:span>=<text:span text:style-name="T4">"Newcastle United"</text:span><text:span text:style-name="T1">&gt;</text:span>Newcastle United<text:span text:style-name="T1">&lt;/</text:span><text:span text:style-name="T2">option</text:span><text:span text:style-name="T1">&gt;</text:span></text:p>
      <text:p text:style-name="P2"><text:span text:style-name="T1">&lt;</text:span><text:span text:style-name="T2">option</text:span> <text:span text:style-name="T3">value</text:span>=<text:span text:style-name="T4">"Nottingham Forest"</text:span><text:span text:style-name="T1">&gt;</text:span>Nottingham Forest<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Sunderland"</text:span><text:span text:style-name="T1">&gt;</text:span>Sunderland<text:span text:style-name="T1">&lt;/</text:span><text:span text:style-name="T2">option</text:span><text:span text:style-name="T1">&gt;</text:span></text:p>
      <text:p text:style-name="P2"><text:span text:style-name="T1">&lt;</text:span><text:span text:style-name="T2">option</text:span> <text:span text:style-name="T3">value</text:span>=<text:span text:style-name="T4">"Tottenham Hotspur"</text:span><text:span text:style-name="T1">&gt;</text:span>Tottenham Hotspur<text:span text:style-name="T1">&lt;/</text:span><text:span text:style-name="T2">option</text:span><text:span text:style-name="T1">&gt;</text:span></text:p>
      <text:p text:style-name="P2"><text:span text:style-name="T1">&lt;</text:span><text:span text:style-name="T2">option</text:span> <text:span text:style-name="T3">value</text:span>=<text:span text:style-name="T4">"West Ham United"</text:span><text:span text:style-name="T1">&gt;</text:span>West Ham United<text:span text:style-name="T1">&lt;/</text:span><text:span text:style-name="T2">option</text:span><text:span text:style-name="T1">&gt;</text:span></text:p>
      <text:p text:style-name="P2"><text:span text:style-name="T1">&lt;</text:span><text:span text:style-name="T2">option</text:span> <text:span text:style-name="T3">value</text:span>=<text:span text:style-name="T4">"Wolverhampton Wan"</text:span><text:span text:style-name="T1">&gt;</text:span>Wolverhampton Wan<text:span text:style-name="T1">&lt;/</text:span><text:span text:style-name="T2">option</text:span><text:span text:style-name="T1">&gt;</text:span></text:p>
      <text:p text:style-name="P2"><text:span text:style-name="T1">&lt;/</text:span><text:span text:style-name="T2">optgroup</text:span><text:span text:style-name="T1">&gt;</text:span></text:p>
      <text:p text:style-name="P2"><text:span text:style-name="T1">&lt;/</text:span><text:span text:style-name="T2">select</text:span><text:span text:style-name="T1">&gt;</text:span></text:p>
      <text:p text:style-name="P2"><text:span text:style-name="T1">&lt;</text:span><text:span text:style-name="T2">button</text:span> <text:span text:style-name="T3">id</text:span>=<text:span text:style-name="T4">"getMatch"</text:span> <text:span text:style-name="T3">class</text:span>=<text:span text:style-name="T4">"getBtn"</text:span><text:span text:style-name="T1">&gt;</text:span>Get Match<text:span text:style-name="T1">&lt;/</text:span><text:span text:style-name="T2">button</text:span><text:span text:style-name="T1">&gt;</text:span></text:p>
      <text:p text:style-name="P2"><text:span text:style-name="T1">&lt;</text:span><text:span text:style-name="T2">select</text:span> <text:span text:style-name="T3">id</text:span>=<text:span text:style-name="T4">"team2"</text:span> <text:span text:style-name="T3">name</text:span>=<text:span text:style-name="T4">"team2"</text:span> <text:span text:style-name="T3">class</text:span>=<text:span text:style-name="T4">"selector"</text:span> <text:span text:style-name="T3">aria-label</text:span>=<text:span text:style-name="T4">"away team selection"</text:span><text:span text:style-name="T1">&gt;</text:span></text:p>
      <text:p text:style-name="P2"><text:span text:style-name="T1">&lt;</text:span><text:span text:style-name="T2">optgroup</text:span> <text:span text:style-name="T3">label</text:span>=<text:span text:style-name="T4">"Team 2"</text:span><text:span text:style-name="T1">&gt;</text:span></text:p>
      <text:p text:style-name="P2"><text:span text:style-name="T1">&lt;</text:span><text:span text:style-name="T2">option</text:span> <text:span text:style-name="T3">value</text:span>=<text:span text:style-name="T4">"Arsenal"</text:span><text:span text:style-name="T1">&gt;</text:span>Arsenal<text:span text:style-name="T1">&lt;/</text:span><text:span text:style-name="T2">option</text:span><text:span text:style-name="T1">&gt;</text:span></text:p>
      <text:p text:style-name="P2"><text:span text:style-name="T1">&lt;</text:span><text:span text:style-name="T2">option</text:span> <text:span text:style-name="T3">value</text:span>=<text:span text:style-name="T4">"Aston Villa"</text:span><text:span text:style-name="T1">&gt;</text:span>Aston Villa<text:span text:style-name="T1">&lt;/</text:span><text:span text:style-name="T2">option</text:span><text:span text:style-name="T1">&gt;</text:span></text:p>
      <text:p text:style-name="P2"><text:span text:style-name="T1">&lt;</text:span><text:span text:style-name="T2">option</text:span> <text:span text:style-name="T3">value</text:span>=<text:span text:style-name="T4">"Bournemouth"</text:span><text:span text:style-name="T1">&gt;</text:span>Bournemouth<text:span text:style-name="T1">&lt;/</text:span><text:span text:style-name="T2">option</text:span><text:span text:style-name="T1">&gt;</text:span></text:p>
      <text:p text:style-name="P2"><text:span text:style-name="T1">&lt;</text:span><text:span text:style-name="T2">option</text:span> <text:span text:style-name="T3">value</text:span>=<text:span text:style-name="T4">"Brentford"</text:span><text:span text:style-name="T1">&gt;</text:span>Brentford<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Brighton and Hove"</text:span><text:span text:style-name="T1">&gt;</text:span>Brighton and Hove<text:span text:style-name="T1">&lt;/</text:span><text:span text:style-name="T2">option</text:span><text:span text:style-name="T1">&gt;</text:span></text:p>
      <text:p text:style-name="P2"><text:span text:style-name="T1">&lt;</text:span><text:span text:style-name="T2">option</text:span> <text:span text:style-name="T3">value</text:span>=<text:span text:style-name="T4">"Burnley"</text:span><text:span text:style-name="T1">&gt;</text:span>Burnley<text:span text:style-name="T1">&lt;/</text:span><text:span text:style-name="T2">option</text:span><text:span text:style-name="T1">&gt;</text:span></text:p>
      <text:p text:style-name="P2"><text:span text:style-name="T1">&lt;</text:span><text:span text:style-name="T2">option</text:span> <text:span text:style-name="T3">value</text:span>=<text:span text:style-name="T4">"Chelsea"</text:span><text:span text:style-name="T1">&gt;</text:span>Chelsea<text:span text:style-name="T1">&lt;/</text:span><text:span text:style-name="T2">option</text:span><text:span text:style-name="T1">&gt;</text:span></text:p>
      <text:p text:style-name="P2"><text:soft-page-break/><text:span text:style-name="T1">&lt;</text:span><text:span text:style-name="T2">option</text:span> <text:span text:style-name="T3">value</text:span>=<text:span text:style-name="T4">"Crystal Palace"</text:span><text:span text:style-name="T1">&gt;</text:span>Crystal Palace<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Everton"</text:span><text:span text:style-name="T1">&gt;</text:span>Everton<text:span text:style-name="T1">&lt;/</text:span><text:span text:style-name="T2">option</text:span><text:span text:style-name="T1">&gt;</text:span></text:p>
      <text:p text:style-name="P2"><text:span text:style-name="T1">&lt;</text:span><text:span text:style-name="T2">option</text:span> <text:span text:style-name="T3">value</text:span>=<text:span text:style-name="T4">"Fulham"</text:span><text:span text:style-name="T1">&gt;</text:span>Fulham<text:span text:style-name="T1">&lt;/</text:span><text:span text:style-name="T2">option</text:span><text:span text:style-name="T1">&gt;</text:span></text:p>
      <text:p text:style-name="P2"><text:span text:style-name="T1">&lt;</text:span><text:span text:style-name="T2">option</text:span> <text:span text:style-name="T3">value</text:span>=<text:span text:style-name="T4">"Leeds United"</text:span><text:span text:style-name="T1">&gt;</text:span>Leeds United<text:span text:style-name="T1">&lt;/</text:span><text:span text:style-name="T2">option</text:span><text:span text:style-name="T1">&gt;</text:span></text:p>
      <text:p text:style-name="P2"><text:span text:style-name="T1">&lt;</text:span><text:span text:style-name="T2">option</text:span> <text:span text:style-name="T3">value</text:span>=<text:span text:style-name="T4">"Liverpool"</text:span><text:span text:style-name="T1">&gt;</text:span>Liverpool<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Manchester City"</text:span><text:span text:style-name="T1">&gt;</text:span>Manchester City<text:span text:style-name="T1">&lt;/</text:span><text:span text:style-name="T2">option</text:span><text:span text:style-name="T1">&gt;</text:span></text:p>
      <text:p text:style-name="P2"><text:span text:style-name="T1">&lt;</text:span><text:span text:style-name="T2">option</text:span> <text:span text:style-name="T3">value</text:span>=<text:span text:style-name="T4">"Manchester United"</text:span><text:span text:style-name="T1">&gt;</text:span>Manchester United<text:span text:style-name="T1">&lt;/</text:span><text:span text:style-name="T2">option</text:span><text:span text:style-name="T1">&gt;</text:span></text:p>
      <text:p text:style-name="P2"><text:span text:style-name="T1">&lt;</text:span><text:span text:style-name="T2">option</text:span> <text:span text:style-name="T3">value</text:span>=<text:span text:style-name="T4">"Newcastle United"</text:span><text:span text:style-name="T1">&gt;</text:span>Newcastle United<text:span text:style-name="T1">&lt;/</text:span><text:span text:style-name="T2">option</text:span><text:span text:style-name="T1">&gt;</text:span></text:p>
      <text:p text:style-name="P2"><text:span text:style-name="T1">&lt;</text:span><text:span text:style-name="T2">option</text:span> <text:span text:style-name="T3">value</text:span>=<text:span text:style-name="T4">"Nottingham Forest"</text:span><text:span text:style-name="T1">&gt;</text:span>Nottingham Forest<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Sunderland"</text:span><text:span text:style-name="T1">&gt;</text:span>Sunderland<text:span text:style-name="T1">&lt;/</text:span><text:span text:style-name="T2">option</text:span><text:span text:style-name="T1">&gt;</text:span></text:p>
      <text:p text:style-name="P2"><text:span text:style-name="T1">&lt;</text:span><text:span text:style-name="T2">option</text:span> <text:span text:style-name="T3">value</text:span>=<text:span text:style-name="T4">"Tottenham Hotspur"</text:span><text:span text:style-name="T1">&gt;</text:span>Tottenham Hotspur<text:span text:style-name="T1">&lt;/</text:span><text:span text:style-name="T2">option</text:span><text:span text:style-name="T1">&gt;</text:span></text:p>
      <text:p text:style-name="P2"><text:span text:style-name="T1">&lt;</text:span><text:span text:style-name="T2">option</text:span> <text:span text:style-name="T3">value</text:span>=<text:span text:style-name="T4">"West Ham United"</text:span><text:span text:style-name="T1">&gt;</text:span>West Ham United<text:span text:style-name="T1">&lt;/</text:span><text:span text:style-name="T2">option</text:span><text:span text:style-name="T1">&gt;</text:span></text:p>
      <text:p text:style-name="P2"><text:span text:style-name="T1">&lt;</text:span><text:span text:style-name="T2">option</text:span> <text:span text:style-name="T3">value</text:span>=<text:span text:style-name="T4">"Wolverhampton Wan"</text:span><text:span text:style-name="T1">&gt;</text:span>Wolverhampton Wan<text:span text:style-name="T1">&lt;/</text:span><text:span text:style-name="T2">option</text:span><text:span text:style-name="T1">&gt;</text:span></text:p>
      <text:p text:style-name="P2"><text:span text:style-name="T1">&lt;/</text:span><text:span text:style-name="T2">optgroup</text:span><text:span text:style-name="T1">&gt;</text:span></text:p>
      <text:p text:style-name="P2"><text:span text:style-name="T1">&lt;/</text:span><text:span text:style-name="T2">select</text:span><text:span text:style-name="T1">&gt;</text:span></text:p>
      <text:p text:style-name="P2"><text:span text:style-name="T1">&lt;/</text:span><text:span text:style-name="T2">div</text:span><text:span text:style-name="T1">&gt;</text:span></text:p>
      <text:p text:style-name="P2"><text:span text:style-name="T1">&lt;</text:span><text:span text:style-name="T2">div</text:span> <text:span text:style-name="T3">id</text:span>=<text:span text:style-name="T4">"playerListDiv"</text:span><text:span text:style-name="T1">&gt;</text:span></text:p>
      <text:p text:style-name="P2"><text:span text:style-name="T1">&lt;</text:span><text:span text:style-name="T2">select</text:span> <text:span text:style-name="T3">id</text:span>=<text:span text:style-name="T4">"playerList"</text:span> <text:span text:style-name="T3">name</text:span>=<text:span text:style-name="T4">"playerList"</text:span> <text:span text:style-name="T3">class</text:span>=<text:span text:style-name="T4">"selector"</text:span> <text:span text:style-name="T3">aria-label</text:span>=<text:span text:style-name="T4">"player list selection"</text:span><text:span text:style-name="T1">&gt;</text:span></text:p>
      <text:p text:style-name="P2"><text:span text:style-name="T1">&lt;</text:span><text:span text:style-name="T2">option</text:span> <text:span text:style-name="T3">value</text:span>=<text:span text:style-name="T4">"Arsenal"</text:span><text:span text:style-name="T1">&gt;</text:span>Arsenal<text:span text:style-name="T1">&lt;/</text:span><text:span text:style-name="T2">option</text:span><text:span text:style-name="T1">&gt;</text:span></text:p>
      <text:p text:style-name="P2"><text:span text:style-name="T1">&lt;</text:span><text:span text:style-name="T2">option</text:span> <text:span text:style-name="T3">value</text:span>=<text:span text:style-name="T4">"Aston Villa"</text:span><text:span text:style-name="T1">&gt;</text:span>Aston Villa<text:span text:style-name="T1">&lt;/</text:span><text:span text:style-name="T2">option</text:span><text:span text:style-name="T1">&gt;</text:span></text:p>
      <text:p text:style-name="P2"><text:span text:style-name="T1">&lt;</text:span><text:span text:style-name="T2">option</text:span> <text:span text:style-name="T3">value</text:span>=<text:span text:style-name="T4">"Bournemouth"</text:span><text:span text:style-name="T1">&gt;</text:span>Bournemouth<text:span text:style-name="T1">&lt;/</text:span><text:span text:style-name="T2">option</text:span><text:span text:style-name="T1">&gt;</text:span></text:p>
      <text:p text:style-name="P2"><text:span text:style-name="T1">&lt;</text:span><text:span text:style-name="T2">option</text:span> <text:span text:style-name="T3">value</text:span>=<text:span text:style-name="T4">"Brentford"</text:span><text:span text:style-name="T1">&gt;</text:span>Brentford<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Brighton and Hove"</text:span><text:span text:style-name="T1">&gt;</text:span>Brighton and Hove<text:span text:style-name="T1">&lt;/</text:span><text:span text:style-name="T2">option</text:span><text:span text:style-name="T1">&gt;</text:span></text:p>
      <text:p text:style-name="P2"><text:span text:style-name="T1">&lt;</text:span><text:span text:style-name="T2">option</text:span> <text:span text:style-name="T3">value</text:span>=<text:span text:style-name="T4">"Burnley"</text:span><text:span text:style-name="T1">&gt;</text:span>Burnley<text:span text:style-name="T1">&lt;/</text:span><text:span text:style-name="T2">option</text:span><text:span text:style-name="T1">&gt;</text:span></text:p>
      <text:p text:style-name="P2"><text:span text:style-name="T1">&lt;</text:span><text:span text:style-name="T2">option</text:span> <text:span text:style-name="T3">value</text:span>=<text:span text:style-name="T4">"Chelsea"</text:span><text:span text:style-name="T1">&gt;</text:span>Chelsea<text:span text:style-name="T1">&lt;/</text:span><text:span text:style-name="T2">option</text:span><text:span text:style-name="T1">&gt;</text:span></text:p>
      <text:p text:style-name="P2"><text:span text:style-name="T1">&lt;</text:span><text:span text:style-name="T2">option</text:span> <text:span text:style-name="T3">value</text:span>=<text:span text:style-name="T4">"Crystal Palace"</text:span><text:span text:style-name="T1">&gt;</text:span>Crystal Palace<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Everton"</text:span><text:span text:style-name="T1">&gt;</text:span>Everton<text:span text:style-name="T1">&lt;/</text:span><text:span text:style-name="T2">option</text:span><text:span text:style-name="T1">&gt;</text:span></text:p>
      <text:p text:style-name="P2"><text:span text:style-name="T1">&lt;</text:span><text:span text:style-name="T2">option</text:span> <text:span text:style-name="T3">value</text:span>=<text:span text:style-name="T4">"Fulham"</text:span><text:span text:style-name="T1">&gt;</text:span>Fulham<text:span text:style-name="T1">&lt;/</text:span><text:span text:style-name="T2">option</text:span><text:span text:style-name="T1">&gt;</text:span></text:p>
      <text:p text:style-name="P2"><text:span text:style-name="T1">&lt;</text:span><text:span text:style-name="T2">option</text:span> <text:span text:style-name="T3">value</text:span>=<text:span text:style-name="T4">"Leeds United"</text:span><text:span text:style-name="T1">&gt;</text:span>Leeds United<text:span text:style-name="T1">&lt;/</text:span><text:span text:style-name="T2">option</text:span><text:span text:style-name="T1">&gt;</text:span></text:p>
      <text:p text:style-name="P2"><text:span text:style-name="T1">&lt;</text:span><text:span text:style-name="T2">option</text:span> <text:span text:style-name="T3">value</text:span>=<text:span text:style-name="T4">"Liverpool"</text:span><text:span text:style-name="T1">&gt;</text:span>Liverpool<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Manchester City"</text:span><text:span text:style-name="T1">&gt;</text:span>Manchester City<text:span text:style-name="T1">&lt;/</text:span><text:span text:style-name="T2">option</text:span><text:span text:style-name="T1">&gt;</text:span></text:p>
      <text:p text:style-name="P2"><text:span text:style-name="T1">&lt;</text:span><text:span text:style-name="T2">option</text:span> <text:span text:style-name="T3">value</text:span>=<text:span text:style-name="T4">"Manchester United"</text:span><text:span text:style-name="T1">&gt;</text:span>Manchester United<text:span text:style-name="T1">&lt;/</text:span><text:span text:style-name="T2">option</text:span><text:span text:style-name="T1">&gt;</text:span></text:p>
      <text:p text:style-name="P2"><text:span text:style-name="T1">&lt;</text:span><text:span text:style-name="T2">option</text:span> <text:span text:style-name="T3">value</text:span>=<text:span text:style-name="T4">"Newcastle United"</text:span><text:span text:style-name="T1">&gt;</text:span>Newcastle United<text:span text:style-name="T1">&lt;/</text:span><text:span text:style-name="T2">option</text:span><text:span text:style-name="T1">&gt;</text:span></text:p>
      <text:p text:style-name="P2"><text:span text:style-name="T1">&lt;</text:span><text:span text:style-name="T2">option</text:span> <text:span text:style-name="T3">value</text:span>=<text:span text:style-name="T4">"Nottingham Forest"</text:span><text:span text:style-name="T1">&gt;</text:span>Nottingham Forest<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Sunderland"</text:span><text:span text:style-name="T1">&gt;</text:span>Sunderland<text:span text:style-name="T1">&lt;/</text:span><text:span text:style-name="T2">option</text:span><text:span text:style-name="T1">&gt;</text:span></text:p>
      <text:p text:style-name="P2"><text:span text:style-name="T1">&lt;</text:span><text:span text:style-name="T2">option</text:span> <text:span text:style-name="T3">value</text:span>=<text:span text:style-name="T4">"Tottenham Hotspur"</text:span><text:span text:style-name="T1">&gt;</text:span>Tottenham Hotspur<text:span text:style-name="T1">&lt;/</text:span><text:span text:style-name="T2">option</text:span><text:span text:style-name="T1">&gt;</text:span></text:p>
      <text:p text:style-name="P2"><text:span text:style-name="T1">&lt;</text:span><text:span text:style-name="T2">option</text:span> <text:span text:style-name="T3">value</text:span>=<text:span text:style-name="T4">"West Ham United"</text:span><text:span text:style-name="T1">&gt;</text:span>West Ham United<text:span text:style-name="T1">&lt;/</text:span><text:span text:style-name="T2">option</text:span><text:span text:style-name="T1">&gt;</text:span></text:p>
      <text:p text:style-name="P2"><text:span text:style-name="T1">&lt;</text:span><text:span text:style-name="T2">option</text:span> <text:span text:style-name="T3">value</text:span>=<text:span text:style-name="T4">"Wolverhampton Wan"</text:span><text:span text:style-name="T1">&gt;</text:span>Wolverhampton Wan<text:span text:style-name="T1">&lt;/</text:span><text:span text:style-name="T2">option</text:span><text:span text:style-name="T1">&gt;</text:span></text:p>
      <text:p text:style-name="P2"><text:span text:style-name="T1">&lt;/</text:span><text:span text:style-name="T2">select</text:span><text:span text:style-name="T1">&gt;</text:span></text:p>
      <text:p text:style-name="P2"><text:span text:style-name="T1">&lt;</text:span><text:span text:style-name="T2">button</text:span> <text:span text:style-name="T3">id</text:span>=<text:span text:style-name="T4">"listBtn"</text:span> <text:span text:style-name="T3">class</text:span>=<text:span text:style-name="T4">"getBtn"</text:span><text:span text:style-name="T1">&gt;</text:span>Get Player List<text:span text:style-name="T1">&lt;/</text:span><text:span text:style-name="T2">button</text:span><text:span text:style-name="T1">&gt;</text:span></text:p>
      <text:p text:style-name="P2"><text:span text:style-name="T1">&lt;/</text:span><text:span text:style-name="T2">div</text:span><text:span text:style-name="T1">&gt;</text:span></text:p>
      <text:p text:style-name="P2"><text:span text:style-name="T1">&lt;/</text:span><text:span text:style-name="T2">div</text:span><text:span text:style-name="T1">&gt;</text:span> </text:p>
      <text:p text:style-name="P2"><text:span text:style-name="T1">&lt;/</text:span><text:span text:style-name="T2">body</text:span><text:span text:style-name="T1">&gt;</text:span></text:p>
      <text:p text:style-name="P2"><text:soft-page-break/><text:span text:style-name="T1">&lt;/</text:span><text:span text:style-name="T2">html</text:span><text:span text:style-name="T1">&gt;</text:span></text:p>
      <text:p text:style-name="P2"><text:span text:style-name="T1">&lt;</text:span><text:span text:style-name="T2">option</text:span> <text:span text:style-name="T3">value</text:span>=<text:span text:style-name="T4">"Everton"</text:span><text:span text:style-name="T1">&gt;</text:span>Everton<text:span text:style-name="T1">&lt;/</text:span><text:span text:style-name="T2">option</text:span><text:span text:style-name="T1">&gt;</text:span></text:p>
      <text:p text:style-name="P2"><text:span text:style-name="T1">&lt;</text:span><text:span text:style-name="T2">option</text:span> <text:span text:style-name="T3">value</text:span>=<text:span text:style-name="T4">"Fulham"</text:span><text:span text:style-name="T1">&gt;</text:span>Fulham<text:span text:style-name="T1">&lt;/</text:span><text:span text:style-name="T2">option</text:span><text:span text:style-name="T1">&gt;</text:span></text:p>
      <text:p text:style-name="P2"><text:span text:style-name="T1">&lt;</text:span><text:span text:style-name="T2">option</text:span> <text:span text:style-name="T3">value</text:span>=<text:span text:style-name="T4">"Leeds United"</text:span><text:span text:style-name="T1">&gt;</text:span>Leeds United<text:span text:style-name="T1">&lt;/</text:span><text:span text:style-name="T2">option</text:span><text:span text:style-name="T1">&gt;</text:span></text:p>
      <text:p text:style-name="P2"><text:span text:style-name="T1">&lt;</text:span><text:span text:style-name="T2">option</text:span> <text:span text:style-name="T3">value</text:span>=<text:span text:style-name="T4">"Liverpool"</text:span><text:span text:style-name="T1">&gt;</text:span>Liverpool<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Manchester City"</text:span><text:span text:style-name="T1">&gt;</text:span>Manchester City<text:span text:style-name="T1">&lt;/</text:span><text:span text:style-name="T2">option</text:span><text:span text:style-name="T1">&gt;</text:span></text:p>
      <text:p text:style-name="P2"><text:span text:style-name="T1">&lt;</text:span><text:span text:style-name="T2">option</text:span> <text:span text:style-name="T3">value</text:span>=<text:span text:style-name="T4">"Manchester United"</text:span><text:span text:style-name="T1">&gt;</text:span>Manchester United<text:span text:style-name="T1">&lt;/</text:span><text:span text:style-name="T2">option</text:span><text:span text:style-name="T1">&gt;</text:span></text:p>
      <text:p text:style-name="P2"><text:span text:style-name="T1">&lt;</text:span><text:span text:style-name="T2">option</text:span> <text:span text:style-name="T3">value</text:span>=<text:span text:style-name="T4">"Newcastle United"</text:span><text:span text:style-name="T1">&gt;</text:span>Newcastle United<text:span text:style-name="T1">&lt;/</text:span><text:span text:style-name="T2">option</text:span><text:span text:style-name="T1">&gt;</text:span></text:p>
      <text:p text:style-name="P2"><text:span text:style-name="T1">&lt;</text:span><text:span text:style-name="T2">option</text:span> <text:span text:style-name="T3">value</text:span>=<text:span text:style-name="T4">"Nottingham Forest"</text:span><text:span text:style-name="T1">&gt;</text:span>Nottingham Forest<text:span text:style-name="T1">&lt;/</text:span><text:span text:style-name="T2">option</text:span><text:span text:style-name="T1">&gt;</text:span></text:p>
      <text:p text:style-name="P7"/>
      <text:p text:style-name="P2"><text:span text:style-name="T1">&lt;</text:span><text:span text:style-name="T2">option</text:span> <text:span text:style-name="T3">value</text:span>=<text:span text:style-name="T4">"Sunderland"</text:span><text:span text:style-name="T1">&gt;</text:span>Sunderland<text:span text:style-name="T1">&lt;/</text:span><text:span text:style-name="T2">option</text:span><text:span text:style-name="T1">&gt;</text:span></text:p>
      <text:p text:style-name="P2"><text:span text:style-name="T1">&lt;</text:span><text:span text:style-name="T2">option</text:span> <text:span text:style-name="T3">value</text:span>=<text:span text:style-name="T4">"Tottenham Hotspur"</text:span><text:span text:style-name="T1">&gt;</text:span>Tottenham Hotspur<text:span text:style-name="T1">&lt;/</text:span><text:span text:style-name="T2">option</text:span><text:span text:style-name="T1">&gt;</text:span></text:p>
      <text:p text:style-name="P2"><text:span text:style-name="T1">&lt;</text:span><text:span text:style-name="T2">option</text:span> <text:span text:style-name="T3">value</text:span>=<text:span text:style-name="T4">"West Ham United"</text:span><text:span text:style-name="T1">&gt;</text:span>West Ham United<text:span text:style-name="T1">&lt;/</text:span><text:span text:style-name="T2">option</text:span><text:span text:style-name="T1">&gt;</text:span></text:p>
      <text:p text:style-name="P2"><text:span text:style-name="T1">&lt;</text:span><text:span text:style-name="T2">option</text:span> <text:span text:style-name="T3">value</text:span>=<text:span text:style-name="T4">"Wolverhampton Wan"</text:span><text:span text:style-name="T1">&gt;</text:span>Wolverhampton Wan<text:span text:style-name="T1">&lt;/</text:span><text:span text:style-name="T2">option</text:span><text:span text:style-name="T1">&gt;</text:span></text:p>
      <text:p text:style-name="P2"><text:span text:style-name="T1">&lt;/</text:span><text:span text:style-name="T2">select</text:span><text:span text:style-name="T1">&gt;</text:span></text:p>
      <text:p text:style-name="P2"><text:span text:style-name="T1">&lt;</text:span><text:span text:style-name="T2">button</text:span> <text:span text:style-name="T3">id</text:span>=<text:span text:style-name="T4">"listBtn"</text:span> <text:span text:style-name="T3">class</text:span>=<text:span text:style-name="T4">"getBtn"</text:span><text:span text:style-name="T1">&gt;</text:span>Get Player List<text:span text:style-name="T1">&lt;/</text:span><text:span text:style-name="T2">button</text:span><text:span text:style-name="T1">&gt;</text:span></text:p>
      <text:p text:style-name="P2"><text:span text:style-name="T1">&lt;/</text:span><text:span text:style-name="T2">div</text:span><text:span text:style-name="T1">&gt;</text:span></text:p>
      <text:p text:style-name="P2"><text:span text:style-name="T1">&lt;/</text:span><text:span text:style-name="T2">div</text:span><text:span text:style-name="T1">&gt;</text:span> </text:p>
      <text:p text:style-name="P2"><text:span text:style-name="T1">&lt;/</text:span><text:span text:style-name="T2">body</text:span><text:span text:style-name="T1">&gt;</text:span></text:p>
      <text:p text:style-name="P2"><text:span text:style-name="T1">&lt;/</text:span><text:span text:style-name="T2">html</text:span><text:span text:style-name="T1">&gt;</text:span></text:p>
      <text:p text:style-name="P1"/>
      <text:p text:style-name="P1"/>
      <text:p text:style-name="P5"><text:span text:style-name="T6">:root</text:span>{</text:p>
      <text:p text:style-name="P2"><text:span text:style-name="T3">--blue</text:span>: <text:span text:style-name="T7">rgb</text:span>(<text:span text:style-name="T8">4</text:span>,<text:span text:style-name="T8">245</text:span>,<text:span text:style-name="T8">255</text:span>);</text:p>
      <text:p text:style-name="P2"><text:span text:style-name="T3">--pink</text:span>: <text:span text:style-name="T7">rgb</text:span>(<text:span text:style-name="T8">233</text:span>,<text:span text:style-name="T8">0</text:span>,<text:span text:style-name="T8">82</text:span>);</text:p>
      <text:p text:style-name="P2"><text:span text:style-name="T3">--white</text:span>: <text:span text:style-name="T7">rgb</text:span>(<text:span text:style-name="T8">255</text:span>,<text:span text:style-name="T8">255</text:span>,<text:span text:style-name="T8">255</text:span>);</text:p>
      <text:p text:style-name="P2"><text:span text:style-name="T3">--green</text:span>: <text:span text:style-name="T7">rgb</text:span>(<text:span text:style-name="T8">0</text:span>,<text:span text:style-name="T8">255</text:span>,<text:span text:style-name="T8">133</text:span>);</text:p>
      <text:p text:style-name="P2"><text:span text:style-name="T3">--purple</text:span>: <text:span text:style-name="T7">rgb</text:span>(<text:span text:style-name="T8">56</text:span>,<text:span text:style-name="T8">0</text:span>,<text:span text:style-name="T8">60</text:span>);</text:p>
      <text:p text:style-name="P2">}</text:p>
      <text:p text:style-name="P7"/>
      <text:p text:style-name="P2"><text:span text:style-name="T6">body</text:span>{</text:p>
      <text:p text:style-name="P2"><text:span text:style-name="T3">margin</text:span>: <text:span text:style-name="T8">0%</text:span>;</text:p>
      <text:p text:style-name="P2"><text:span text:style-name="T3">padding</text:span>: <text:span text:style-name="T8">0%</text:span>;</text:p>
      <text:p text:style-name="P2"><text:span text:style-name="T3">background-color</text:span>: <text:span text:style-name="T7">var</text:span>(<text:span text:style-name="T3">--purple</text:span>);</text:p>
      <text:p text:style-name="P2"><text:span text:style-name="T3">color</text:span>: <text:span text:style-name="T7">var</text:span>(<text:span text:style-name="T3">--white</text:span>);</text:p>
      <text:p text:style-name="P2"><text:span text:style-name="T3">font-family</text:span>: epl;</text:p>
      <text:p text:style-name="P2"><text:span text:style-name="T3">overflow-x</text:span>: <text:span text:style-name="T4">hidden</text:span>;</text:p>
      <text:p text:style-name="P2">}</text:p>
      <text:p text:style-name="P7"/>
      <text:p text:style-name="P2"><text:span text:style-name="T6">#logo</text:span>{</text:p>
      <text:p text:style-name="P2"><text:span text:style-name="T3">width</text:span>: <text:span text:style-name="T8">100vw</text:span>;</text:p>
      <text:p text:style-name="P2"><text:span text:style-name="T3">height</text:span>: <text:span text:style-name="T8">100vh</text:span>;</text:p>
      <text:p text:style-name="P2"><text:span text:style-name="T3">opacity</text:span>: <text:span text:style-name="T8">0.1</text:span>;</text:p>
      <text:p text:style-name="P2"><text:span text:style-name="T3">position</text:span>: <text:span text:style-name="T4">absolute</text:span>;</text:p>
      <text:p text:style-name="P2"><text:span text:style-name="T3">top</text:span>: <text:span text:style-name="T8">0</text:span>;</text:p>
      <text:p text:style-name="P2"><text:span text:style-name="T3">z-index</text:span>: <text:span text:style-name="T8">-10</text:span>;</text:p>
      <text:p text:style-name="P2">}</text:p>
      <text:p text:style-name="P7"/>
      <text:p text:style-name="P2"><text:span text:style-name="T9">@font-face</text:span>{</text:p>
      <text:p text:style-name="P2"><text:span text:style-name="T3">font-family</text:span>: epl;</text:p>
      <text:p text:style-name="P2"><text:soft-page-break/><text:span text:style-name="T3">src</text:span>:<text:span text:style-name="T7">url</text:span>(<text:span text:style-name="T4">"./Assets/premier-league/Barclays</text:span><text:span text:style-name="T6">\ </text:span><text:span text:style-name="T4">Premier</text:span><text:span text:style-name="T6">\ </text:span><text:span text:style-name="T4">League.ttf"</text:span>)</text:p>
      <text:p text:style-name="P2">}</text:p>
      <text:p text:style-name="P7"/>
      <text:p text:style-name="P2"><text:span text:style-name="T6">#wrapper</text:span>{</text:p>
      <text:p text:style-name="P2"><text:span text:style-name="T3">text-align</text:span>: <text:span text:style-name="T4">center</text:span>; </text:p>
      <text:p text:style-name="P2">}</text:p>
      <text:p text:style-name="P3"><text:line-break/></text:p>
      <text:p text:style-name="P2"><text:span text:style-name="T6">#output</text:span>{</text:p>
      <text:p text:style-name="P2"><text:span text:style-name="T3">border</text:span>: <text:span text:style-name="T8">1vw</text:span> <text:span text:style-name="T4">groove</text:span> <text:span text:style-name="T7">var</text:span>(<text:span text:style-name="T3">--white</text:span>);</text:p>
      <text:p text:style-name="P2"><text:span text:style-name="T3">width</text:span>: <text:span text:style-name="T8">90vw</text:span>;</text:p>
      <text:p text:style-name="P7"/>
      <text:p text:style-name="P2"><text:span text:style-name="T3">display</text:span>: <text:span text:style-name="T4">flex</text:span>;</text:p>
      <text:p text:style-name="P2"><text:span text:style-name="T3">flex-direction</text:span>: <text:span text:style-name="T4">column</text:span>;</text:p>
      <text:p text:style-name="P2"><text:span text:style-name="T3">justify-self</text:span>: <text:span text:style-name="T4">center</text:span>;</text:p>
      <text:p text:style-name="P7"/>
      <text:p text:style-name="P2">}</text:p>
      <text:p text:style-name="P7"/>
      <text:p text:style-name="P2"><text:span text:style-name="T6">#teamDiv</text:span>{</text:p>
      <text:p text:style-name="P2"><text:span text:style-name="T3">display</text:span>: <text:span text:style-name="T4">flex</text:span>;</text:p>
      <text:p text:style-name="P7"/>
      <text:p text:style-name="P2">}</text:p>
      <text:p text:style-name="P7"/>
      <text:p text:style-name="P2"><text:span text:style-name="T6">.teamOut</text:span>{</text:p>
      <text:p text:style-name="P2"><text:span text:style-name="T3">width</text:span>: <text:span text:style-name="T8">50%</text:span>;</text:p>
      <text:p text:style-name="P2"><text:span text:style-name="T3">font-size</text:span>: <text:span text:style-name="T8">2rem</text:span>;</text:p>
      <text:p text:style-name="P2">}</text:p>
      <text:p text:style-name="P7"/>
      <text:p text:style-name="P2"><text:span text:style-name="T6">#hName</text:span>, <text:span text:style-name="T6">#aName</text:span>{</text:p>
      <text:p text:style-name="P2"><text:span text:style-name="T3">overflow-wrap</text:span>: <text:span text:style-name="T4">break-word</text:span>;</text:p>
      <text:p text:style-name="P2">}</text:p>
      <text:p text:style-name="P7"/>
      <text:p text:style-name="P2"><text:span text:style-name="T6">.teamLogo</text:span>{</text:p>
      <text:p text:style-name="P2"><text:span text:style-name="T3">width</text:span>: <text:span text:style-name="T8">30%</text:span>;</text:p>
      <text:p text:style-name="P2">}</text:p>
      <text:p text:style-name="P7"/>
      <text:p text:style-name="P2"><text:span text:style-name="T6">a:link</text:span>{</text:p>
      <text:p text:style-name="P2"><text:span text:style-name="T3">color</text:span>: <text:span text:style-name="T7">var</text:span>(<text:span text:style-name="T3">--purple</text:span>);</text:p>
      <text:p text:style-name="P2">}</text:p>
      <text:p text:style-name="P7"/>
      <text:p text:style-name="P2"><text:span text:style-name="T6">a:visited</text:span> {</text:p>
      <text:p text:style-name="P2"><text:span text:style-name="T3">color</text:span>: <text:span text:style-name="T7">var</text:span>(<text:span text:style-name="T3">--pink</text:span>);</text:p>
      <text:p text:style-name="P2">}</text:p>
      <text:p text:style-name="P7"/>
      <text:p text:style-name="P2"><text:span text:style-name="T6">a:hover</text:span> {</text:p>
      <text:p text:style-name="P2"><text:span text:style-name="T3">color</text:span>: <text:span text:style-name="T7">var</text:span>(<text:span text:style-name="T3">--green</text:span>);</text:p>
      <text:p text:style-name="P2">}</text:p>
      <text:p text:style-name="P7"/>
      <text:p text:style-name="P2"><text:span text:style-name="T6">#vidText</text:span>{</text:p>
      <text:p text:style-name="P2"><text:soft-page-break/><text:span text:style-name="T3">background-color</text:span>: <text:span text:style-name="T7">var</text:span>(<text:span text:style-name="T3">--white</text:span>);</text:p>
      <text:p text:style-name="P2">}</text:p>
      <text:p text:style-name="P7"/>
      <text:p text:style-name="P2"><text:span text:style-name="T6">#ntxAndPrevDiv</text:span>{</text:p>
      <text:p text:style-name="P2"><text:span text:style-name="T3">display</text:span>: <text:span text:style-name="T4">flex</text:span>;</text:p>
      <text:p text:style-name="P2"><text:span text:style-name="T3">justify-content</text:span>: <text:span text:style-name="T4">space-between</text:span>;</text:p>
      <text:p text:style-name="P2"><text:span text:style-name="T3">margin</text:span>: <text:span text:style-name="T8">1vw</text:span>;</text:p>
      <text:p text:style-name="P2">}</text:p>
      <text:p text:style-name="P7"/>
      <text:p text:style-name="P2"><text:span text:style-name="T6">#selectionDiv</text:span>{</text:p>
      <text:p text:style-name="P2"><text:span text:style-name="T3">margin-top</text:span>: <text:span text:style-name="T8">2vw</text:span>;</text:p>
      <text:p text:style-name="P2"><text:span text:style-name="T3">padding</text:span>: <text:span text:style-name="T8">1vw</text:span>;</text:p>
      <text:p text:style-name="P2"><text:span text:style-name="T3">border</text:span>: <text:span text:style-name="T8">1vw</text:span> <text:span text:style-name="T4">groove</text:span> <text:span text:style-name="T7">var</text:span>(<text:span text:style-name="T3">--white</text:span>);</text:p>
      <text:p text:style-name="P2"><text:span text:style-name="T3">width</text:span>: <text:span text:style-name="T8">90vw</text:span>;</text:p>
      <text:p text:style-name="P2"><text:span text:style-name="T3">display</text:span>: <text:span text:style-name="T4">flex</text:span>;</text:p>
      <text:p text:style-name="P2"><text:span text:style-name="T3">flex-direction</text:span>: <text:span text:style-name="T4">row</text:span>;</text:p>
      <text:p text:style-name="P2"><text:span text:style-name="T3">justify-self</text:span>: <text:span text:style-name="T4">center</text:span>;</text:p>
      <text:p text:style-name="P2"><text:span text:style-name="T3">justify-content</text:span>: <text:span text:style-name="T4">space-around</text:span>;</text:p>
      <text:p text:style-name="P2"><text:span text:style-name="T3">flex-wrap</text:span>: <text:span text:style-name="T4">wrap</text:span>;</text:p>
      <text:p text:style-name="P2">}</text:p>
      <text:p text:style-name="P7"/>
      <text:p text:style-name="P2"><text:span text:style-name="T6">.selector</text:span>{</text:p>
      <text:p text:style-name="P2"><text:span text:style-name="T3">font-weight</text:span>: <text:span text:style-name="T4">bold</text:span>;</text:p>
      <text:p text:style-name="P2"><text:span text:style-name="T3">background-color</text:span>: <text:span text:style-name="T7">var</text:span>(<text:span text:style-name="T3">--purple</text:span>);</text:p>
      <text:p text:style-name="P2"><text:span text:style-name="T3">color</text:span>: <text:span text:style-name="T7">var</text:span>(<text:span text:style-name="T3">--white</text:span>);</text:p>
      <text:p text:style-name="P2"><text:span text:style-name="T3">border</text:span>: <text:span text:style-name="T4">dashed</text:span> <text:span text:style-name="T8">0.1vw</text:span> <text:span text:style-name="T7">var</text:span>(<text:span text:style-name="T3">--white</text:span>);</text:p>
      <text:p text:style-name="P2"><text:span text:style-name="T3">border-radius</text:span>: <text:span text:style-name="T8">15px</text:span>;</text:p>
      <text:p text:style-name="P2"><text:span text:style-name="T3">text-align</text:span>: <text:span text:style-name="T4">center</text:span>;</text:p>
      <text:p text:style-name="P2">}</text:p>
      <text:p text:style-name="P7"/>
      <text:p text:style-name="P2"><text:span text:style-name="T6">.getBtn</text:span>{</text:p>
      <text:p text:style-name="P2"><text:span text:style-name="T3">font-weight</text:span>: <text:span text:style-name="T4">bold</text:span>;</text:p>
      <text:p text:style-name="P2"><text:span text:style-name="T3">color</text:span>: <text:span text:style-name="T7">var</text:span>(<text:span text:style-name="T3">--purple</text:span>);</text:p>
      <text:p text:style-name="P2"><text:span text:style-name="T3">background-color</text:span>: <text:span text:style-name="T7">var</text:span>(<text:span text:style-name="T3">--white</text:span>);</text:p>
      <text:p text:style-name="P2"><text:span text:style-name="T3">padding-left</text:span>:<text:span text:style-name="T8">2vw</text:span>;</text:p>
      <text:p text:style-name="P2"><text:span text:style-name="T3">padding-right</text:span>:<text:span text:style-name="T8">2vw</text:span>;</text:p>
      <text:p text:style-name="P7"/>
      <text:p text:style-name="P2">}</text:p>
      <text:p text:style-name="P7"/>
      <text:p text:style-name="P2"><text:span text:style-name="T6">.getBtn:hover</text:span>{</text:p>
      <text:p text:style-name="P2"><text:span text:style-name="T3">cursor</text:span>: <text:span text:style-name="T4">pointer</text:span>;</text:p>
      <text:p text:style-name="P2">}</text:p>
      <text:p text:style-name="P7"/>
      <text:p text:style-name="P2"><text:span text:style-name="T6">#playerListDiv</text:span>{</text:p>
      <text:p text:style-name="P2"><text:span text:style-name="T3">margin-top</text:span>: <text:span text:style-name="T8">3vh</text:span>;</text:p>
      <text:p text:style-name="P2">}</text:p>
      <text:p text:style-name="P7"/>
      <text:p text:style-name="P2"><text:span text:style-name="T6">.playerInfoDiv</text:span>{</text:p>
      <text:p text:style-name="P2"><text:span text:style-name="T3">text-align</text:span>: <text:span text:style-name="T4">center</text:span>;</text:p>
      <text:p text:style-name="P2"><text:span text:style-name="T3">border-bottom</text:span>: <text:span text:style-name="T8">1vw</text:span> <text:span text:style-name="T4">solid</text:span> <text:span text:style-name="T7">var</text:span>(<text:span text:style-name="T3">--white</text:span>);</text:p>
      <text:p text:style-name="P7"><text:soft-page-break/></text:p>
      <text:p text:style-name="P2"><text:span text:style-name="T3">display</text:span>: <text:span text:style-name="T4">flex</text:span>;</text:p>
      <text:p text:style-name="P2"><text:span text:style-name="T3">flex-direction</text:span>: <text:span text:style-name="T4">row</text:span>;</text:p>
      <text:p text:style-name="P2">}</text:p>
      <text:p text:style-name="P7"/>
      <text:p text:style-name="P2"><text:span text:style-name="T6">.infoDiv</text:span>{</text:p>
      <text:p text:style-name="P2"><text:span text:style-name="T3">display</text:span>: <text:span text:style-name="T4">flex</text:span>;</text:p>
      <text:p text:style-name="P2"><text:span text:style-name="T3">flex-direction</text:span>: <text:span text:style-name="T4">column</text:span>;</text:p>
      <text:p text:style-name="P2"><text:span text:style-name="T3">justify-content</text:span>: <text:span text:style-name="T4">center</text:span>;</text:p>
      <text:p text:style-name="P2"><text:span text:style-name="T3">align-items</text:span>: <text:span text:style-name="T4">center</text:span>;</text:p>
      <text:p text:style-name="P2"><text:span text:style-name="T3">flex-wrap</text:span>: <text:span text:style-name="T4">wrap</text:span>;</text:p>
      <text:p text:style-name="P2"><text:span text:style-name="T3">width</text:span>: <text:span text:style-name="T8">30%</text:span>;</text:p>
      <text:p text:style-name="P2">}</text:p>
      <text:p text:style-name="P7"/>
      <text:p text:style-name="P2"><text:span text:style-name="T6">.pPic</text:span>{</text:p>
      <text:p text:style-name="P2"><text:span text:style-name="T3">max-width</text:span>: <text:span text:style-name="T8">80%</text:span>;</text:p>
      <text:p text:style-name="P2">}</text:p>
      <text:p text:style-name="P7"/>
      <text:p text:style-name="P2"><text:span text:style-name="T6">.pBio</text:span>{</text:p>
      <text:p text:style-name="P2"><text:span text:style-name="T3">width</text:span>: <text:span text:style-name="T8">70%</text:span>;</text:p>
      <text:p text:style-name="P2"><text:span text:style-name="T3">align-self</text:span>: <text:span text:style-name="T4">flex-end</text:span>;</text:p>
      <text:p text:style-name="P2"><text:span text:style-name="T3">justify-self</text:span>: <text:span text:style-name="T4">end</text:span>;</text:p>
      <text:p text:style-name="P7"/>
      <text:p text:style-name="P2">}</text:p>
      <text:p text:style-name="P7"/>
      <text:p text:style-name="P2"><text:span text:style-name="T6">.hidden</text:span>{</text:p>
      <text:p text:style-name="P2"><text:span text:style-name="T3">display</text:span>: <text:span text:style-name="T4">none</text:span> <text:span text:style-name="T2">!important</text:span>;</text:p>
      <text:p text:style-name="P2">}</text:p>
      <text:p text:style-name="P7"/>
      <text:p text:style-name="P2"><text:span text:style-name="T9">@media</text:span> <text:span text:style-name="T5">only</text:span> <text:span text:style-name="T4">screen</text:span> <text:span text:style-name="T5">and</text:span> (<text:span text:style-name="T3">max-width</text:span>: <text:span text:style-name="T8">600px</text:span>) {</text:p>
      <text:p text:style-name="P7"/>
      <text:p text:style-name="P2"><text:span text:style-name="T6">#teamDiv</text:span>{</text:p>
      <text:p text:style-name="P2"><text:span text:style-name="T3">flex-direction</text:span>: <text:span text:style-name="T4">column</text:span>;</text:p>
      <text:p text:style-name="P2"><text:span text:style-name="T3">width</text:span>: <text:span text:style-name="T8">100%</text:span>;</text:p>
      <text:p text:style-name="P7"/>
      <text:p text:style-name="P2">}</text:p>
      <text:p text:style-name="P7"/>
      <text:p text:style-name="P2"><text:span text:style-name="T6">.teamOut</text:span>{</text:p>
      <text:p text:style-name="P2"><text:span text:style-name="T3">width</text:span>: <text:span text:style-name="T8">100%</text:span>; </text:p>
      <text:p text:style-name="P2">}</text:p>
      <text:p text:style-name="P7"/>
      <text:p text:style-name="P2"><text:span text:style-name="T6">.playerInfoDiv</text:span>{</text:p>
      <text:p text:style-name="P2"><text:span text:style-name="T3">flex-direction</text:span>: <text:span text:style-name="T4">column</text:span>;</text:p>
      <text:p text:style-name="P2">}</text:p>
      <text:p text:style-name="P2"><text:span text:style-name="T6">.infoDiv</text:span>{</text:p>
      <text:p text:style-name="P2"><text:span text:style-name="T3">width</text:span>: <text:span text:style-name="T8">100%</text:span>;</text:p>
      <text:p text:style-name="P2">}</text:p>
      <text:p text:style-name="P7"/>
      <text:p text:style-name="P2"><text:span text:style-name="T6">.pBio</text:span>{</text:p>
      <text:p text:style-name="P2"><text:span text:style-name="T3">align-self</text:span>: <text:span text:style-name="T4">center</text:span>;</text:p>
      <text:p text:style-name="P2"><text:soft-page-break/><text:span text:style-name="T3">width</text:span>: <text:span text:style-name="T8">100%</text:span>;</text:p>
      <text:p text:style-name="P2">}</text:p>
      <text:p text:style-name="P7"/>
      <text:p text:style-name="P2"><text:span text:style-name="T6">.getBtn</text:span>, <text:span text:style-name="T6">.selector</text:span>{</text:p>
      <text:p text:style-name="P2"><text:span text:style-name="T3">width</text:span>: <text:span text:style-name="T8">80%</text:span>;</text:p>
      <text:p text:style-name="P2"><text:span text:style-name="T3">margin</text:span>: <text:span text:style-name="T8">1vh</text:span> <text:span text:style-name="T8">0vh</text:span>;</text:p>
      <text:p text:style-name="P2">}</text:p>
      <text:p text:style-name="P7"/>
      <text:p text:style-name="P2"><text:span text:style-name="T6">.selector</text:span>{</text:p>
      <text:p text:style-name="P2"><text:span text:style-name="T3">margin-bottom</text:span>: <text:span text:style-name="T8">2vh</text:span>;</text:p>
      <text:p text:style-name="P2">}</text:p>
      <text:p text:style-name="P2">}</text:p>
      <text:p text:style-name="P1"/>
      <text:p text:style-name="P1"/>
      <text:p text:style-name="P1"/>
      <text:p text:style-name="P2"><text:span text:style-name="T2">async</text:span> <text:span text:style-name="T2">function</text:span> <text:span text:style-name="T7">getMatch</text:span>(){</text:p>
      <text:p text:style-name="P2"><text:span text:style-name="T2">const</text:span> <text:span text:style-name="T10">res</text:span> <text:span text:style-name="T5">=</text:span> <text:span text:style-name="T9">await</text:span> <text:span text:style-name="T7">fetch</text:span>(<text:span text:style-name="T3">str</text:span>)</text:p>
      <text:p text:style-name="P2"><text:span text:style-name="T9">if</text:span> (<text:span text:style-name="T5">!</text:span><text:span text:style-name="T10">res</text:span>.<text:span text:style-name="T10">ok</text:span>) {</text:p>
      <text:p text:style-name="P7"/>
      <text:p text:style-name="P2"><text:span text:style-name="T2">let</text:span> <text:span text:style-name="T3">newMsg</text:span> <text:span text:style-name="T5">=</text:span> <text:span text:style-name="T3">document</text:span>.<text:span text:style-name="T7">createElement</text:span>(<text:span text:style-name="T4">"p"</text:span>)</text:p>
      <text:p text:style-name="P2"><text:span text:style-name="T3">newMsg</text:span>.<text:span text:style-name="T3">textContent</text:span><text:span text:style-name="T5">=</text:span><text:span text:style-name="T4">"Error! Please try a different option."</text:span></text:p>
      <text:p text:style-name="P2"><text:span text:style-name="T3">document</text:span>.<text:span text:style-name="T3">body</text:span>.<text:span text:style-name="T7">insertBefore</text:span>(<text:span text:style-name="T3">newMsg</text:span>, <text:span text:style-name="T3">document</text:span>.<text:span text:style-name="T3">body</text:span>.<text:span text:style-name="T10">children</text:span>[<text:span text:style-name="T8">0</text:span>]);</text:p>
      <text:p text:style-name="P7"/>
      <text:p text:style-name="P2"><text:span text:style-name="T10">hName</text:span>.<text:span text:style-name="T3">textContent</text:span> <text:span text:style-name="T5">=</text:span> <text:span text:style-name="T4">""</text:span></text:p>
      <text:p text:style-name="P2"><text:span text:style-name="T10">hTeamLogo</text:span>.<text:span text:style-name="T7">setAttribute</text:span>(<text:span text:style-name="T4">"src"</text:span>,<text:span text:style-name="T4">""</text:span>)</text:p>
      <text:p text:style-name="P2"><text:span text:style-name="T10">hScore</text:span>.<text:span text:style-name="T3">textContent</text:span> <text:span text:style-name="T5">=</text:span> <text:span text:style-name="T4">""</text:span></text:p>
      <text:p text:style-name="P7"/>
      <text:p text:style-name="P2"><text:span text:style-name="T10">aName</text:span>.<text:span text:style-name="T3">textContent</text:span> <text:span text:style-name="T5">=</text:span> <text:span text:style-name="T4">""</text:span></text:p>
      <text:p text:style-name="P2"><text:span text:style-name="T10">aTeamLogo</text:span>.<text:span text:style-name="T7">setAttribute</text:span>(<text:span text:style-name="T4">"src"</text:span>,<text:span text:style-name="T4">""</text:span>)</text:p>
      <text:p text:style-name="P2"><text:span text:style-name="T10">aScore</text:span>.<text:span text:style-name="T3">textContent</text:span> <text:span text:style-name="T5">=</text:span> <text:span text:style-name="T4">""</text:span></text:p>
      <text:p text:style-name="P7"/>
      <text:p text:style-name="P2"><text:span text:style-name="T10">dateText</text:span>.<text:span text:style-name="T3">textContent</text:span> <text:span text:style-name="T5">=</text:span> <text:span text:style-name="T4">""</text:span></text:p>
      <text:p text:style-name="P2"><text:span text:style-name="T10">venueText</text:span>.<text:span text:style-name="T3">textContent</text:span> <text:span text:style-name="T5">=</text:span> <text:span text:style-name="T4">""</text:span></text:p>
      <text:p text:style-name="P2"><text:span text:style-name="T10">vidLink</text:span>.<text:span text:style-name="T7">setAttribute</text:span>(<text:span text:style-name="T4">"href"</text:span>, <text:span text:style-name="T4">""</text:span>)</text:p>
      <text:p text:style-name="P9"/>
      <text:p text:style-name="P2"><text:span text:style-name="T9">throw</text:span> <text:span text:style-name="T11">Error</text:span>(<text:span text:style-name="T4">"Something went wrong."</text:span>)</text:p>
      <text:p text:style-name="P2">}</text:p>
      <text:p text:style-name="P2"><text:span text:style-name="T9">return</text:span> <text:span text:style-name="T10">res</text:span>.<text:span text:style-name="T7">json</text:span>()</text:p>
      <text:p text:style-name="P7"/>
      <text:p text:style-name="P2">}</text:p>
      <text:p text:style-name="P7"/>
      <text:p text:style-name="P2"><text:span text:style-name="T2">let</text:span> <text:span text:style-name="T3">localMatches</text:span> <text:span text:style-name="T5">=</text:span> {</text:p>
      <text:p text:style-name="P7"/>
      <text:p text:style-name="P2">}</text:p>
      <text:p text:style-name="P7"/>
      <text:p text:style-name="P2"><text:span text:style-name="T2">let</text:span> <text:span text:style-name="T3">localTeams</text:span> <text:span text:style-name="T5">=</text:span> {</text:p>
      <text:p text:style-name="P7"/>
      <text:p text:style-name="P2">}</text:p>
      <text:p text:style-name="P7"/>
      <text:p text:style-name="P2"><text:span text:style-name="T2">class</text:span> <text:span text:style-name="T11">Team</text:span>{</text:p>
      <text:p text:style-name="P2"><text:span text:style-name="T2">constructor</text:span>(<text:span text:style-name="T3">players</text:span>){</text:p>
      <text:p text:style-name="P2"><text:soft-page-break/><text:span text:style-name="T2">this</text:span>.<text:span text:style-name="T3">players</text:span> <text:span text:style-name="T5">=</text:span> <text:span text:style-name="T3">players</text:span>;</text:p>
      <text:p text:style-name="P2">}</text:p>
      <text:p text:style-name="P2">}</text:p>
      <text:p text:style-name="P7"/>
      <text:p text:style-name="P2"><text:span text:style-name="T2">class</text:span> <text:span text:style-name="T11">Match</text:span>{</text:p>
      <text:p text:style-name="P2"><text:span text:style-name="T2">constructor</text:span>(<text:span text:style-name="T3">event</text:span>){</text:p>
      <text:p text:style-name="P2"><text:span text:style-name="T2">this</text:span>.<text:span text:style-name="T3">event</text:span> <text:span text:style-name="T5">=</text:span> <text:span text:style-name="T3">event</text:span></text:p>
      <text:p text:style-name="P2">}</text:p>
      <text:p text:style-name="P2">}</text:p>
      <text:p text:style-name="P7"/>
      <text:p text:style-name="P2"><text:span text:style-name="T2">const</text:span> <text:span text:style-name="T7">clearMatch</text:span> <text:span text:style-name="T5">=</text:span> ()<text:span text:style-name="T2">=&gt;</text:span>{</text:p>
      <text:p text:style-name="P2"><text:span text:style-name="T10">hName</text:span>.<text:span text:style-name="T3">textContent</text:span> <text:span text:style-name="T5">=</text:span> <text:span text:style-name="T4">""</text:span></text:p>
      <text:p text:style-name="P2"><text:span text:style-name="T10">hTeamLogo</text:span>.<text:span text:style-name="T7">setAttribute</text:span>(<text:span text:style-name="T4">"src"</text:span>,<text:span text:style-name="T4">""</text:span>)</text:p>
      <text:p text:style-name="P2"><text:span text:style-name="T10">hScore</text:span>.<text:span text:style-name="T3">textContent</text:span> <text:span text:style-name="T5">=</text:span> <text:span text:style-name="T4">""</text:span></text:p>
      <text:p text:style-name="P7"/>
      <text:p text:style-name="P2"><text:span text:style-name="T10">aName</text:span>.<text:span text:style-name="T3">textContent</text:span> <text:span text:style-name="T5">=</text:span> <text:span text:style-name="T4">""</text:span></text:p>
      <text:p text:style-name="P2"><text:span text:style-name="T10">aTeamLogo</text:span>.<text:span text:style-name="T7">setAttribute</text:span>(<text:span text:style-name="T4">"src"</text:span>,<text:span text:style-name="T4">""</text:span>)</text:p>
      <text:p text:style-name="P2"><text:span text:style-name="T10">aScore</text:span>.<text:span text:style-name="T3">textContent</text:span> <text:span text:style-name="T5">=</text:span> <text:span text:style-name="T4">""</text:span></text:p>
      <text:p text:style-name="P7"/>
      <text:p text:style-name="P2"><text:span text:style-name="T10">dateText</text:span>.<text:span text:style-name="T3">textContent</text:span> <text:span text:style-name="T5">=</text:span> <text:span text:style-name="T4">""</text:span></text:p>
      <text:p text:style-name="P2"><text:span text:style-name="T10">venueText</text:span>.<text:span text:style-name="T3">textContent</text:span> <text:span text:style-name="T5">=</text:span> <text:span text:style-name="T4">""</text:span></text:p>
      <text:p text:style-name="P2"><text:span text:style-name="T10">vidLink</text:span>.<text:span text:style-name="T7">setAttribute</text:span>(<text:span text:style-name="T4">"href"</text:span>, <text:span text:style-name="T4">""</text:span>)</text:p>
      <text:p text:style-name="P2"><text:span text:style-name="T10">vidText</text:span>.<text:span text:style-name="T3">textContent</text:span> <text:span text:style-name="T5">=</text:span> <text:span text:style-name="T4">"No video available."</text:span></text:p>
      <text:p text:style-name="P2"><text:span text:style-name="T10">vidLink</text:span>.<text:span text:style-name="T3">style</text:span>.<text:span text:style-name="T3">cursor</text:span> <text:span text:style-name="T5">=</text:span> <text:span text:style-name="T4">"not-allowed"</text:span>;</text:p>
      <text:p text:style-name="P2">}</text:p>
      <text:p text:style-name="P7"/>
      <text:p text:style-name="P2"><text:span text:style-name="T2">const</text:span> <text:span text:style-name="T7">displayMatch</text:span> <text:span text:style-name="T5">=</text:span> (<text:span text:style-name="T3">data</text:span>)<text:span text:style-name="T2">=&gt;</text:span>{</text:p>
      <text:p text:style-name="P7"/>
      <text:p text:style-name="P2"><text:span text:style-name="T9">if</text:span>(<text:span text:style-name="T3">document</text:span>.<text:span text:style-name="T7">getElementById</text:span>(<text:span text:style-name="T4">"err"</text:span>)){</text:p>
      <text:p text:style-name="P2"><text:span text:style-name="T3">document</text:span>.<text:span text:style-name="T7">getElementById</text:span>(<text:span text:style-name="T4">"err"</text:span>).<text:span text:style-name="T7">remove</text:span>()</text:p>
      <text:p text:style-name="P2">}</text:p>
      <text:p text:style-name="P8"/>
      <text:p text:style-name="P2"><text:span text:style-name="T2">const</text:span> <text:span text:style-name="T10">eventArr</text:span> <text:span text:style-name="T5">=</text:span> <text:span text:style-name="T3">data</text:span>[<text:span text:style-name="T4">"event"</text:span>]</text:p>
      <text:p text:style-name="P7"/>
      <text:p text:style-name="P2"><text:span text:style-name="T9">if</text:span>(<text:span text:style-name="T10">eventArr</text:span><text:span text:style-name="T5">==</text:span><text:span text:style-name="T2">null</text:span><text:span text:style-name="T5">&amp;&amp;</text:span><text:span text:style-name="T10">output</text:span>.<text:span text:style-name="T10">children</text:span>[<text:span text:style-name="T8">0</text:span>].<text:span text:style-name="T3">id</text:span><text:span text:style-name="T5">!=</text:span><text:span text:style-name="T4">"err"</text:span>){</text:p>
      <text:p text:style-name="P2"><text:span text:style-name="T2">let</text:span> <text:span text:style-name="T3">newMsg</text:span> <text:span text:style-name="T5">=</text:span> <text:span text:style-name="T3">document</text:span>.<text:span text:style-name="T7">createElement</text:span>(<text:span text:style-name="T4">"p"</text:span>)</text:p>
      <text:p text:style-name="P2"><text:span text:style-name="T3">newMsg</text:span>.<text:span text:style-name="T7">setAttribute</text:span>(<text:span text:style-name="T4">"id"</text:span>,<text:span text:style-name="T4">"err"</text:span>)</text:p>
      <text:p text:style-name="P2"><text:span text:style-name="T3">newMsg</text:span>.<text:span text:style-name="T3">textContent</text:span><text:span text:style-name="T5">=</text:span><text:span text:style-name="T4">"Error! Please try a different option."</text:span></text:p>
      <text:p text:style-name="P2"><text:span text:style-name="T10">output</text:span>.<text:span text:style-name="T7">insertBefore</text:span>(<text:span text:style-name="T3">newMsg</text:span>, <text:span text:style-name="T10">output</text:span>.<text:span text:style-name="T10">children</text:span>[<text:span text:style-name="T8">0</text:span>]);</text:p>
      <text:p text:style-name="P2"><text:span text:style-name="T7">clearMatch</text:span>() </text:p>
      <text:p text:style-name="P7"/>
      <text:p text:style-name="P2">}<text:span text:style-name="T9">else</text:span>{</text:p>
      <text:p text:style-name="P7"/>
      <text:p text:style-name="P9"/>
      <text:p text:style-name="P2"><text:span text:style-name="T10">hName</text:span>.<text:span text:style-name="T3">textContent</text:span> <text:span text:style-name="T5">=</text:span> <text:span text:style-name="T10">eventArr</text:span>[<text:span text:style-name="T3">i</text:span>].<text:span text:style-name="T3">strHomeTeam</text:span></text:p>
      <text:p text:style-name="P2"><text:span text:style-name="T10">hTeamLogo</text:span>.<text:span text:style-name="T7">setAttribute</text:span>(<text:span text:style-name="T4">"src"</text:span>,<text:span text:style-name="T10">eventArr</text:span>[<text:span text:style-name="T3">i</text:span>].<text:span text:style-name="T3">strHomeTeamBadge</text:span>)</text:p>
      <text:p text:style-name="P2"><text:span text:style-name="T10">hScore</text:span>.<text:span text:style-name="T3">textContent</text:span> <text:span text:style-name="T5">=</text:span> <text:span text:style-name="T10">eventArr</text:span>[<text:span text:style-name="T3">i</text:span>].<text:span text:style-name="T3">intHomeScore</text:span></text:p>
      <text:p text:style-name="P7"/>
      <text:p text:style-name="P2"><text:span text:style-name="T10">aName</text:span>.<text:span text:style-name="T3">textContent</text:span> <text:span text:style-name="T5">=</text:span> <text:span text:style-name="T10">eventArr</text:span>[<text:span text:style-name="T3">i</text:span>].<text:span text:style-name="T3">strAwayTeam</text:span></text:p>
      <text:p text:style-name="P2"><text:soft-page-break/><text:span text:style-name="T10">aTeamLogo</text:span>.<text:span text:style-name="T7">setAttribute</text:span>(<text:span text:style-name="T4">"src"</text:span>,<text:span text:style-name="T10">eventArr</text:span>[<text:span text:style-name="T3">i</text:span>].<text:span text:style-name="T3">strAwayTeamBadge</text:span>)</text:p>
      <text:p text:style-name="P2"><text:span text:style-name="T10">aScore</text:span>.<text:span text:style-name="T3">textContent</text:span> <text:span text:style-name="T5">=</text:span> <text:span text:style-name="T10">eventArr</text:span>[<text:span text:style-name="T3">i</text:span>].<text:span text:style-name="T3">intAwayScore</text:span></text:p>
      <text:p text:style-name="P7"/>
      <text:p text:style-name="P2"><text:span text:style-name="T10">dateText</text:span>.<text:span text:style-name="T3">textContent</text:span> <text:span text:style-name="T5">=</text:span> <text:span text:style-name="T10">eventArr</text:span>[<text:span text:style-name="T3">i</text:span>].<text:span text:style-name="T3">dateEvent</text:span></text:p>
      <text:p text:style-name="P2"><text:span text:style-name="T10">venueText</text:span>.<text:span text:style-name="T3">textContent</text:span> <text:span text:style-name="T5">=</text:span> <text:span text:style-name="T10">eventArr</text:span>[<text:span text:style-name="T3">i</text:span>].<text:span text:style-name="T3">strVenue</text:span></text:p>
      <text:p text:style-name="P2"><text:span text:style-name="T10">vidLink</text:span>.<text:span text:style-name="T7">setAttribute</text:span>(<text:span text:style-name="T4">"href"</text:span>, <text:span text:style-name="T10">eventArr</text:span>[<text:span text:style-name="T3">i</text:span>].<text:span text:style-name="T3">strVideo</text:span>)</text:p>
      <text:p text:style-name="P2"><text:span text:style-name="T9">if</text:span>(<text:span text:style-name="T10">eventArr</text:span>[<text:span text:style-name="T3">i</text:span>].<text:span text:style-name="T3">strVideo</text:span><text:span text:style-name="T5">==</text:span><text:span text:style-name="T2">null</text:span>){</text:p>
      <text:p text:style-name="P2"><text:span text:style-name="T10">vidText</text:span>.<text:span text:style-name="T3">textContent</text:span> <text:span text:style-name="T5">=</text:span> <text:span text:style-name="T4">"No video available."</text:span></text:p>
      <text:p text:style-name="P2"><text:span text:style-name="T10">vidLink</text:span>.<text:span text:style-name="T3">style</text:span>.<text:span text:style-name="T3">cursor</text:span> <text:span text:style-name="T5">=</text:span> <text:span text:style-name="T4">"not-allowed"</text:span>;</text:p>
      <text:p text:style-name="P2">}<text:span text:style-name="T9">else</text:span>{</text:p>
      <text:p text:style-name="P2"><text:span text:style-name="T10">vidText</text:span>.<text:span text:style-name="T3">textContent</text:span> <text:span text:style-name="T5">=</text:span> <text:span text:style-name="T4">"Highlights Video"</text:span></text:p>
      <text:p text:style-name="P2"><text:span text:style-name="T10">vidLink</text:span>.<text:span text:style-name="T3">style</text:span>.<text:span text:style-name="T3">cursor</text:span> <text:span text:style-name="T5">=</text:span> <text:span text:style-name="T4">"pointer"</text:span>;</text:p>
      <text:p text:style-name="P2">}</text:p>
      <text:p text:style-name="P9"/>
      <text:p text:style-name="P2"><text:span text:style-name="T10">vidLink</text:span>.<text:span text:style-name="T7">addEventListener</text:span>(<text:span text:style-name="T4">"click"</text:span>,(<text:span text:style-name="T3">e</text:span>)<text:span text:style-name="T2">=&gt;</text:span>{</text:p>
      <text:p text:style-name="P2"><text:span text:style-name="T3">e</text:span>.<text:span text:style-name="T7">preventDefault</text:span>();</text:p>
      <text:p text:style-name="P2"><text:span text:style-name="T3">window</text:span>.<text:span text:style-name="T7">open</text:span>(<text:span text:style-name="T10">vidLink</text:span>.<text:span text:style-name="T3">href</text:span>)</text:p>
      <text:p text:style-name="P2">})</text:p>
      <text:p text:style-name="P7"/>
      <text:p text:style-name="P2"><text:span text:style-name="T9">if</text:span>(<text:span text:style-name="T3">i</text:span><text:span text:style-name="T5">==</text:span><text:span text:style-name="T8">0</text:span>){</text:p>
      <text:p text:style-name="P2"><text:span text:style-name="T10">prevBtn</text:span>.<text:span text:style-name="T3">disabled</text:span><text:span text:style-name="T5">=</text:span><text:span text:style-name="T2">true</text:span></text:p>
      <text:p text:style-name="P2">}<text:span text:style-name="T9">else</text:span>{</text:p>
      <text:p text:style-name="P2"><text:span text:style-name="T10">prevBtn</text:span>.<text:span text:style-name="T3">disabled</text:span><text:span text:style-name="T5">=</text:span><text:span text:style-name="T2">false</text:span></text:p>
      <text:p text:style-name="P2">}</text:p>
      <text:p text:style-name="P2"><text:span text:style-name="T9">if</text:span>(<text:span text:style-name="T3">i</text:span><text:span text:style-name="T5">==</text:span><text:span text:style-name="T10">eventArr</text:span>.<text:span text:style-name="T3">length</text:span><text:span text:style-name="T5">-</text:span><text:span text:style-name="T8">1</text:span>){</text:p>
      <text:p text:style-name="P2"><text:span text:style-name="T10">nxtBtn</text:span>.<text:span text:style-name="T3">disabled</text:span><text:span text:style-name="T5">=</text:span><text:span text:style-name="T2">true</text:span></text:p>
      <text:p text:style-name="P2">}<text:span text:style-name="T9">else</text:span>{</text:p>
      <text:p text:style-name="P2"><text:span text:style-name="T10">nxtBtn</text:span>.<text:span text:style-name="T3">disabled</text:span><text:span text:style-name="T5">=</text:span><text:span text:style-name="T2">false</text:span></text:p>
      <text:p text:style-name="P2">}</text:p>
      <text:p text:style-name="P7"/>
      <text:p text:style-name="P2"><text:span text:style-name="T9">if</text:span>(<text:span text:style-name="T10">eventArr</text:span>.<text:span text:style-name="T3">length</text:span><text:span text:style-name="T5">==</text:span><text:span text:style-name="T8">1</text:span>){</text:p>
      <text:p text:style-name="P2"><text:span text:style-name="T10">nxtBtn</text:span>.<text:span text:style-name="T3">disabled</text:span><text:span text:style-name="T5">=</text:span><text:span text:style-name="T2">true</text:span></text:p>
      <text:p text:style-name="P2">}</text:p>
      <text:p text:style-name="P7"/>
      <text:p text:style-name="P2">}</text:p>
      <text:p text:style-name="P2">}</text:p>
      <text:p text:style-name="P3"><text:line-break/></text:p>
      <text:p text:style-name="P2"><text:span text:style-name="T2">let</text:span> <text:span text:style-name="T3">i</text:span> <text:span text:style-name="T5">=</text:span> <text:span text:style-name="T8">0</text:span></text:p>
      <text:p text:style-name="P2"><text:span text:style-name="T2">let</text:span> <text:span text:style-name="T3">data</text:span> <text:span text:style-name="T5">=</text:span> <text:span text:style-name="T4">""</text:span></text:p>
      <text:p text:style-name="P2"><text:span text:style-name="T2">let</text:span> <text:span text:style-name="T3">obj</text:span> <text:span text:style-name="T5">=</text:span> <text:span text:style-name="T4">""</text:span></text:p>
      <text:p text:style-name="P2"><text:span text:style-name="T2">let</text:span> <text:span text:style-name="T3">str</text:span> <text:span text:style-name="T5">=</text:span> <text:span text:style-name="T4">`https://www.thesportsdb.com/api/v1/json/123/`</text:span></text:p>
      <text:p text:style-name="P2"><text:span text:style-name="T2">const</text:span> <text:span text:style-name="T10">getMatchBtn</text:span> <text:span text:style-name="T5">=</text:span> <text:span text:style-name="T3">document</text:span>.<text:span text:style-name="T7">getElementById</text:span>(<text:span text:style-name="T4">"getMatch"</text:span>)</text:p>
      <text:p text:style-name="P7"/>
      <text:p text:style-name="P2"><text:span text:style-name="T2">const</text:span> <text:span text:style-name="T10">output</text:span> <text:span text:style-name="T5">=</text:span> <text:span text:style-name="T3">document</text:span>.<text:span text:style-name="T7">getElementById</text:span>(<text:span text:style-name="T4">"output"</text:span>)</text:p>
      <text:p text:style-name="P2"><text:span text:style-name="T2">const</text:span> <text:span text:style-name="T10">teamDiv</text:span> <text:span text:style-name="T5">=</text:span> <text:span text:style-name="T3">document</text:span>.<text:span text:style-name="T7">getElementById</text:span>(<text:span text:style-name="T4">"teamDiv"</text:span>)</text:p>
      <text:p text:style-name="P8"/>
      <text:p text:style-name="P2"><text:span text:style-name="T2">const</text:span> <text:span text:style-name="T10">hName</text:span><text:span text:style-name="T5">=</text:span> <text:span text:style-name="T3">document</text:span>.<text:span text:style-name="T7">getElementById</text:span>(<text:span text:style-name="T4">"hName"</text:span>)</text:p>
      <text:p text:style-name="P2"><text:soft-page-break/><text:span text:style-name="T2">const</text:span> <text:span text:style-name="T10">hTeamLogo</text:span><text:span text:style-name="T5">=</text:span> <text:span text:style-name="T3">document</text:span>.<text:span text:style-name="T7">getElementById</text:span>(<text:span text:style-name="T4">"hTeamLogo"</text:span>)</text:p>
      <text:p text:style-name="P2"><text:span text:style-name="T2">const</text:span> <text:span text:style-name="T10">hScore</text:span><text:span text:style-name="T5">=</text:span> <text:span text:style-name="T3">document</text:span>.<text:span text:style-name="T7">getElementById</text:span>(<text:span text:style-name="T4">"hScore"</text:span>)</text:p>
      <text:p text:style-name="P8"/>
      <text:p text:style-name="P2"><text:span text:style-name="T2">const</text:span> <text:span text:style-name="T10">aName</text:span><text:span text:style-name="T5">=</text:span> <text:span text:style-name="T3">document</text:span>.<text:span text:style-name="T7">getElementById</text:span>(<text:span text:style-name="T4">"aName"</text:span>)</text:p>
      <text:p text:style-name="P2"><text:span text:style-name="T2">const</text:span> <text:span text:style-name="T10">aTeamLogo</text:span><text:span text:style-name="T5">=</text:span> <text:span text:style-name="T3">document</text:span>.<text:span text:style-name="T7">getElementById</text:span>(<text:span text:style-name="T4">"aTeamLogo"</text:span>)</text:p>
      <text:p text:style-name="P2"><text:span text:style-name="T2">const</text:span> <text:span text:style-name="T10">aScore</text:span><text:span text:style-name="T5">=</text:span> <text:span text:style-name="T3">document</text:span>.<text:span text:style-name="T7">getElementById</text:span>(<text:span text:style-name="T4">"aScore"</text:span>)</text:p>
      <text:p text:style-name="P7"/>
      <text:p text:style-name="P2"><text:span text:style-name="T2">const</text:span> <text:span text:style-name="T10">dateText</text:span><text:span text:style-name="T5">=</text:span> <text:span text:style-name="T3">document</text:span>.<text:span text:style-name="T7">getElementById</text:span>(<text:span text:style-name="T4">"dateText"</text:span>)</text:p>
      <text:p text:style-name="P2"><text:span text:style-name="T2">const</text:span> <text:span text:style-name="T10">venueText</text:span><text:span text:style-name="T5">=</text:span> <text:span text:style-name="T3">document</text:span>.<text:span text:style-name="T7">getElementById</text:span>(<text:span text:style-name="T4">"venueText"</text:span>)</text:p>
      <text:p text:style-name="P2"><text:span text:style-name="T2">const</text:span> <text:span text:style-name="T10">vidLink</text:span><text:span text:style-name="T5">=</text:span> <text:span text:style-name="T3">document</text:span>.<text:span text:style-name="T7">getElementById</text:span>(<text:span text:style-name="T4">"vidLink"</text:span>)</text:p>
      <text:p text:style-name="P2"><text:span text:style-name="T2">const</text:span> <text:span text:style-name="T10">vidText</text:span><text:span text:style-name="T5">=</text:span> <text:span text:style-name="T3">document</text:span>.<text:span text:style-name="T7">getElementById</text:span>(<text:span text:style-name="T4">"vidText"</text:span>)</text:p>
      <text:p text:style-name="P7"/>
      <text:p text:style-name="P2"><text:span text:style-name="T2">const</text:span> <text:span text:style-name="T10">prevAndNxtDiv</text:span> <text:span text:style-name="T5">=</text:span> <text:span text:style-name="T3">document</text:span>.<text:span text:style-name="T7">getElementById</text:span>(<text:span text:style-name="T4">"ntxAndPrevDiv"</text:span>)</text:p>
      <text:p text:style-name="P2"><text:span text:style-name="T2">const</text:span> <text:span text:style-name="T10">prevBtn</text:span><text:span text:style-name="T5">=</text:span> <text:span text:style-name="T3">document</text:span>.<text:span text:style-name="T7">getElementById</text:span>(<text:span text:style-name="T4">"prev"</text:span>)</text:p>
      <text:p text:style-name="P2"><text:span text:style-name="T2">const</text:span> <text:span text:style-name="T10">nxtBtn</text:span><text:span text:style-name="T5">=</text:span> <text:span text:style-name="T3">document</text:span>.<text:span text:style-name="T7">getElementById</text:span>(<text:span text:style-name="T4">"nxt"</text:span>)</text:p>
      <text:p text:style-name="P8"/>
      <text:p text:style-name="P2"><text:span text:style-name="T10">getMatchBtn</text:span>.<text:span text:style-name="T7">addEventListener</text:span>(<text:span text:style-name="T4">"click"</text:span>,()<text:span text:style-name="T2">=&gt;</text:span>{</text:p>
      <text:p text:style-name="P7"/>
      <text:p text:style-name="P2"><text:span text:style-name="T9">if</text:span>(<text:span text:style-name="T3">document</text:span>.<text:span text:style-name="T7">querySelector</text:span>(<text:span text:style-name="T4">".playerInfoDiv"</text:span>)){</text:p>
      <text:p text:style-name="P7"/>
      <text:p text:style-name="P2"><text:span text:style-name="T3">document</text:span>.<text:span text:style-name="T7">querySelectorAll</text:span>(<text:span text:style-name="T4">".playerInfoDiv"</text:span>).<text:span text:style-name="T7">forEach</text:span>((<text:span text:style-name="T3">e</text:span>)<text:span text:style-name="T2">=&gt;</text:span>{</text:p>
      <text:p text:style-name="P2"><text:span text:style-name="T3">e</text:span>.<text:span text:style-name="T7">remove</text:span>()</text:p>
      <text:p text:style-name="P2">})</text:p>
      <text:p text:style-name="P2">}</text:p>
      <text:p text:style-name="P7"/>
      <text:p text:style-name="P2"><text:span text:style-name="T9">if</text:span>(<text:span text:style-name="T10">teamDiv</text:span>.<text:span text:style-name="T3">classList</text:span>.<text:span text:style-name="T7">contains</text:span>(<text:span text:style-name="T4">"hidden"</text:span>)){</text:p>
      <text:p text:style-name="P2"><text:span text:style-name="T10">teamDiv</text:span>.<text:span text:style-name="T3">classList</text:span>.<text:span text:style-name="T7">remove</text:span>(<text:span text:style-name="T4">"hidden"</text:span>)</text:p>
      <text:p text:style-name="P2"><text:span text:style-name="T10">dateText</text:span>.<text:span text:style-name="T3">classList</text:span>.<text:span text:style-name="T7">remove</text:span>(<text:span text:style-name="T4">"hidden"</text:span>)</text:p>
      <text:p text:style-name="P2"><text:span text:style-name="T10">venueText</text:span>.<text:span text:style-name="T3">classList</text:span>.<text:span text:style-name="T7">remove</text:span>(<text:span text:style-name="T4">"hidden"</text:span>)</text:p>
      <text:p text:style-name="P2"><text:span text:style-name="T10">vidLink</text:span>.<text:span text:style-name="T3">classList</text:span>.<text:span text:style-name="T7">remove</text:span>(<text:span text:style-name="T4">"hidden"</text:span>)</text:p>
      <text:p text:style-name="P2"><text:span text:style-name="T10">prevAndNxtDiv</text:span>.<text:span text:style-name="T3">classList</text:span>.<text:span text:style-name="T7">remove</text:span>(<text:span text:style-name="T4">"hidden"</text:span>)</text:p>
      <text:p text:style-name="P7"/>
      <text:p text:style-name="P2">}</text:p>
      <text:p text:style-name="P8"/>
      <text:p text:style-name="P2"><text:span text:style-name="T9">if</text:span>(<text:span text:style-name="T10">output</text:span>.<text:span text:style-name="T3">classList</text:span>.<text:span text:style-name="T7">contains</text:span>(<text:span text:style-name="T4">"hidden"</text:span>)){</text:p>
      <text:p text:style-name="P2"><text:span text:style-name="T10">output</text:span>.<text:span text:style-name="T3">classList</text:span>.<text:span text:style-name="T7">remove</text:span>(<text:span text:style-name="T4">"hidden"</text:span>)</text:p>
      <text:p text:style-name="P2">}</text:p>
      <text:p text:style-name="P2"><text:span text:style-name="T3">data</text:span> <text:span text:style-name="T5">=</text:span> <text:span text:style-name="T4">""</text:span></text:p>
      <text:p text:style-name="P2"><text:span text:style-name="T3">str</text:span> <text:span text:style-name="T5">=</text:span> <text:span text:style-name="T4">`https://www.thesportsdb.com/api/v1/json/123/`</text:span></text:p>
      <text:p text:style-name="P2"><text:span text:style-name="T2">const</text:span> <text:span text:style-name="T10">team1</text:span> <text:span text:style-name="T5">=</text:span> <text:span text:style-name="T3">document</text:span>.<text:span text:style-name="T7">getElementById</text:span>(<text:span text:style-name="T4">"team1"</text:span>)</text:p>
      <text:p text:style-name="P2"><text:span text:style-name="T2">const</text:span> <text:span text:style-name="T10">team2</text:span> <text:span text:style-name="T5">=</text:span> <text:span text:style-name="T3">document</text:span>.<text:span text:style-name="T7">getElementById</text:span>(<text:span text:style-name="T4">"team2"</text:span>)</text:p>
      <text:p text:style-name="P2"><text:span text:style-name="T3">str</text:span><text:span text:style-name="T5">+=</text:span> <text:span text:style-name="T4">`searchevents.php?e=</text:span><text:span text:style-name="T2">${</text:span><text:span text:style-name="T10">team1</text:span><text:span text:style-name="T5">.</text:span><text:span text:style-name="T3">value</text:span><text:span text:style-name="T2">}</text:span><text:span text:style-name="T4">_vs_</text:span><text:span text:style-name="T2">${</text:span><text:span text:style-name="T10">team2</text:span><text:span text:style-name="T5">.</text:span><text:span text:style-name="T3">value</text:span><text:span text:style-name="T2">}</text:span><text:span text:style-name="T4">`</text:span>;</text:p>
      <text:p text:style-name="P2"><text:span text:style-name="T2">let</text:span> <text:span text:style-name="T3">key</text:span> <text:span text:style-name="T5">=</text:span> <text:span text:style-name="T4">`</text:span><text:span text:style-name="T2">${</text:span><text:span text:style-name="T10">team1</text:span><text:span text:style-name="T5">.</text:span><text:span text:style-name="T3">value</text:span><text:span text:style-name="T2">}</text:span><text:span text:style-name="T4">_vs_</text:span><text:span text:style-name="T2">${</text:span><text:span text:style-name="T10">team2</text:span><text:span text:style-name="T5">.</text:span><text:span text:style-name="T3">value</text:span><text:span text:style-name="T2">}</text:span><text:span text:style-name="T4">`</text:span></text:p>
      <text:p text:style-name="P2"><text:span text:style-name="T9">if</text:span>(<text:span text:style-name="T3">localMatches</text:span>[<text:span text:style-name="T3">key</text:span>]<text:span text:style-name="T5">==</text:span><text:span text:style-name="T2">null</text:span>){</text:p>
      <text:p text:style-name="P2"><text:span text:style-name="T3">data</text:span> <text:span text:style-name="T5">=</text:span> <text:span text:style-name="T7">getMatch</text:span>()</text:p>
      <text:p text:style-name="P2">.<text:span text:style-name="T7">then</text:span>((<text:span text:style-name="T3">data</text:span>)<text:span text:style-name="T2">=&gt;</text:span>{</text:p>
      <text:p text:style-name="P2"><text:span text:style-name="T3">obj</text:span> <text:span text:style-name="T5">=</text:span> <text:span text:style-name="T3">data</text:span></text:p>
      <text:p text:style-name="P2"><text:span text:style-name="T3">i</text:span><text:span text:style-name="T5">=</text:span><text:span text:style-name="T8">0</text:span></text:p>
      <text:p text:style-name="P2"><text:soft-page-break/><text:span text:style-name="T2">let</text:span> <text:span text:style-name="T3">nMatch</text:span> <text:span text:style-name="T5">=</text:span><text:span text:style-name="T2">new</text:span> <text:span text:style-name="T11">Match</text:span>(<text:span text:style-name="T3">obj</text:span>)</text:p>
      <text:p text:style-name="P2"><text:span text:style-name="T3">localMatches</text:span>[<text:span text:style-name="T3">key</text:span>] <text:span text:style-name="T5">=</text:span> <text:span text:style-name="T3">nMatch</text:span></text:p>
      <text:p text:style-name="P10"/>
      <text:p text:style-name="P2"><text:span text:style-name="T7">displayMatch</text:span>(<text:span text:style-name="T3">obj</text:span>)</text:p>
      <text:p text:style-name="P7"/>
      <text:p text:style-name="P2">})</text:p>
      <text:p text:style-name="P2">.<text:span text:style-name="T7">catch</text:span>((<text:span text:style-name="T3">error</text:span>)<text:span text:style-name="T2">=&gt;</text:span>{</text:p>
      <text:p text:style-name="P2"><text:span text:style-name="T2">let</text:span> <text:span text:style-name="T3">newMsg</text:span> <text:span text:style-name="T5">=</text:span> <text:span text:style-name="T3">document</text:span>.<text:span text:style-name="T7">createElement</text:span>(<text:span text:style-name="T4">"p"</text:span>)</text:p>
      <text:p text:style-name="P2"><text:span text:style-name="T3">newMsg</text:span>.<text:span text:style-name="T7">setAttribute</text:span>(<text:span text:style-name="T4">"id"</text:span>,<text:span text:style-name="T4">"err"</text:span>)</text:p>
      <text:p text:style-name="P2"><text:span text:style-name="T9">if</text:span>(<text:span text:style-name="T3">error</text:span><text:span text:style-name="T5">==</text:span><text:span text:style-name="T4">"TypeError: Failed to fetch"</text:span>){</text:p>
      <text:p text:style-name="P2"><text:span text:style-name="T3">newMsg</text:span>.<text:span text:style-name="T3">textContent</text:span><text:span text:style-name="T5">=</text:span><text:span text:style-name="T4">`Error! Check internet connection.`</text:span></text:p>
      <text:p text:style-name="P2">}<text:span text:style-name="T9">else</text:span>{</text:p>
      <text:p text:style-name="P2"><text:span text:style-name="T3">newMsg</text:span>.<text:span text:style-name="T3">textContent</text:span><text:span text:style-name="T5">=</text:span><text:span text:style-name="T4">`Error! Please try a different option.`</text:span></text:p>
      <text:p text:style-name="P2">}</text:p>
      <text:p text:style-name="P7"/>
      <text:p text:style-name="P2"><text:span text:style-name="T10">output</text:span>.<text:span text:style-name="T7">insertBefore</text:span>(<text:span text:style-name="T3">newMsg</text:span>, <text:span text:style-name="T10">output</text:span>.<text:span text:style-name="T10">children</text:span>[<text:span text:style-name="T8">0</text:span>]); </text:p>
      <text:p text:style-name="P2">})</text:p>
      <text:p text:style-name="P2">}<text:span text:style-name="T9">else</text:span>{</text:p>
      <text:p text:style-name="P2"><text:span text:style-name="T3">obj</text:span> <text:span text:style-name="T5">=</text:span> <text:span text:style-name="T3">localMatches</text:span>[<text:span text:style-name="T3">key</text:span>].<text:span text:style-name="T3">event</text:span></text:p>
      <text:p text:style-name="P2"><text:span text:style-name="T7">displayMatch</text:span>(<text:span text:style-name="T3">obj</text:span>)</text:p>
      <text:p text:style-name="P2">}</text:p>
      <text:p text:style-name="P2">})</text:p>
      <text:p text:style-name="P7"/>
      <text:p text:style-name="P2"><text:span text:style-name="T10">prevBtn</text:span>.<text:span text:style-name="T7">addEventListener</text:span>(<text:span text:style-name="T4">"click"</text:span>,()<text:span text:style-name="T2">=&gt;</text:span>{</text:p>
      <text:p text:style-name="P7"/>
      <text:p text:style-name="P2"><text:span text:style-name="T3">i</text:span><text:span text:style-name="T5">-=</text:span><text:span text:style-name="T8">1</text:span>;</text:p>
      <text:p text:style-name="P2"><text:span text:style-name="T7">displayMatch</text:span>(<text:span text:style-name="T3">obj</text:span>)</text:p>
      <text:p text:style-name="P2">})</text:p>
      <text:p text:style-name="P7"/>
      <text:p text:style-name="P2"><text:span text:style-name="T10">nxtBtn</text:span>.<text:span text:style-name="T7">addEventListener</text:span>(<text:span text:style-name="T4">"click"</text:span>, ()<text:span text:style-name="T2">=&gt;</text:span>{</text:p>
      <text:p text:style-name="P2"><text:span text:style-name="T3">i</text:span><text:span text:style-name="T5">+=</text:span><text:span text:style-name="T8">1</text:span>;</text:p>
      <text:p text:style-name="P7"/>
      <text:p text:style-name="P2"><text:span text:style-name="T7">displayMatch</text:span>(<text:span text:style-name="T3">obj</text:span>)</text:p>
      <text:p text:style-name="P2">})</text:p>
      <text:p text:style-name="P7"/>
      <text:p text:style-name="P6">//https://www.thesportsdb.com/api/v1/json/123/searchevents.php?e=Arsenal_vs_Chelsea</text:p>
      <text:p text:style-name="P6">//https://www.thesportsdb.com/api/v1/json/123/1searchevents.php?e=Arsenal_vs_Aston%20Villasearchevents.php?e=Arsenal_vs_Chelsea </text:p>
      <text:p text:style-name="P8"/>
      <text:p text:style-name="P6">// Team list</text:p>
      <text:p text:style-name="P7"/>
      <text:p text:style-name="P2"><text:span text:style-name="T2">async</text:span> <text:span text:style-name="T2">function</text:span> <text:span text:style-name="T7">getId</text:span>(<text:span text:style-name="T3">str</text:span>){</text:p>
      <text:p text:style-name="P2"><text:span text:style-name="T2">const</text:span> <text:span text:style-name="T10">res</text:span> <text:span text:style-name="T5">=</text:span> <text:span text:style-name="T9">await</text:span> <text:span text:style-name="T7">fetch</text:span>(<text:span text:style-name="T3">str</text:span>)</text:p>
      <text:p text:style-name="P2"><text:span text:style-name="T9">if</text:span> (<text:span text:style-name="T5">!</text:span><text:span text:style-name="T10">res</text:span>.<text:span text:style-name="T10">ok</text:span>) {</text:p>
      <text:p text:style-name="P7"/>
      <text:p text:style-name="P2"><text:span text:style-name="T7">showError</text:span>()</text:p>
      <text:p text:style-name="P3"><text:line-break/></text:p>
      <text:p text:style-name="P2"><text:soft-page-break/><text:span text:style-name="T9">throw</text:span> <text:span text:style-name="T11">Error</text:span>(<text:span text:style-name="T4">"Something went wrong."</text:span>)</text:p>
      <text:p text:style-name="P2">}</text:p>
      <text:p text:style-name="P2"><text:span text:style-name="T9">return</text:span> <text:span text:style-name="T10">res</text:span>.<text:span text:style-name="T7">json</text:span>()</text:p>
      <text:p text:style-name="P7"/>
      <text:p text:style-name="P2">}</text:p>
      <text:p text:style-name="P7"/>
      <text:p text:style-name="P2"><text:span text:style-name="T2">async</text:span> <text:span text:style-name="T2">function</text:span> <text:span text:style-name="T7">getPlayers</text:span>(<text:span text:style-name="T3">str</text:span>){</text:p>
      <text:p text:style-name="P2"><text:span text:style-name="T2">const</text:span> <text:span text:style-name="T10">res</text:span> <text:span text:style-name="T5">=</text:span> <text:span text:style-name="T9">await</text:span> <text:span text:style-name="T7">fetch</text:span>(<text:span text:style-name="T3">str</text:span>)</text:p>
      <text:p text:style-name="P2"><text:span text:style-name="T9">if</text:span> (<text:span text:style-name="T5">!</text:span><text:span text:style-name="T10">res</text:span>.<text:span text:style-name="T10">ok</text:span>) {</text:p>
      <text:p text:style-name="P7"/>
      <text:p text:style-name="P2"><text:span text:style-name="T7">showError</text:span>()</text:p>
      <text:p text:style-name="P8"/>
      <text:p text:style-name="P9"/>
      <text:p text:style-name="P2"><text:span text:style-name="T9">throw</text:span> <text:span text:style-name="T11">Error</text:span>(<text:span text:style-name="T4">"Something went wrong."</text:span>)</text:p>
      <text:p text:style-name="P2">}</text:p>
      <text:p text:style-name="P2"><text:span text:style-name="T9">return</text:span> <text:span text:style-name="T10">res</text:span>.<text:span text:style-name="T7">json</text:span>()</text:p>
      <text:p text:style-name="P7"/>
      <text:p text:style-name="P2">}</text:p>
      <text:p text:style-name="P7"/>
      <text:p text:style-name="P2"><text:span text:style-name="T2">const</text:span> <text:span text:style-name="T7">showError</text:span> <text:span text:style-name="T5">=</text:span> ()<text:span text:style-name="T2">=&gt;</text:span>{</text:p>
      <text:p text:style-name="P7"/>
      <text:p text:style-name="P2"><text:span text:style-name="T9">if</text:span>(<text:span text:style-name="T10">output</text:span>.<text:span text:style-name="T10">children</text:span>[<text:span text:style-name="T8">0</text:span>].<text:span text:style-name="T3">id</text:span><text:span text:style-name="T5">!=</text:span><text:span text:style-name="T4">"err"</text:span>){</text:p>
      <text:p text:style-name="P2"><text:span text:style-name="T2">let</text:span> <text:span text:style-name="T3">newMsg</text:span> <text:span text:style-name="T5">=</text:span> <text:span text:style-name="T3">document</text:span>.<text:span text:style-name="T7">createElement</text:span>(<text:span text:style-name="T4">"p"</text:span>)</text:p>
      <text:p text:style-name="P2"><text:span text:style-name="T3">newMsg</text:span>.<text:span text:style-name="T7">setAttribute</text:span>(<text:span text:style-name="T4">"id"</text:span>,<text:span text:style-name="T4">"err"</text:span>)</text:p>
      <text:p text:style-name="P2"><text:span text:style-name="T3">newMsg</text:span>.<text:span text:style-name="T3">textContent</text:span><text:span text:style-name="T5">=</text:span><text:span text:style-name="T4">"Error! Please try a different option."</text:span></text:p>
      <text:p text:style-name="P2"><text:span text:style-name="T10">output</text:span>.<text:span text:style-name="T7">insertBefore</text:span>(<text:span text:style-name="T3">newMsg</text:span>, <text:span text:style-name="T10">output</text:span>.<text:span text:style-name="T10">children</text:span>[<text:span text:style-name="T8">0</text:span>])</text:p>
      <text:p text:style-name="P2">}</text:p>
      <text:p text:style-name="P2">}</text:p>
      <text:p text:style-name="P8"/>
      <text:p text:style-name="P2"><text:span text:style-name="T2">const</text:span> <text:span text:style-name="T10">getListBtn</text:span> <text:span text:style-name="T5">=</text:span> <text:span text:style-name="T3">document</text:span>.<text:span text:style-name="T7">getElementById</text:span>(<text:span text:style-name="T4">"listBtn"</text:span>)</text:p>
      <text:p text:style-name="P7"/>
      <text:p text:style-name="P2"><text:span text:style-name="T10">getListBtn</text:span>.<text:span text:style-name="T7">addEventListener</text:span>(<text:span text:style-name="T4">"click"</text:span>,()<text:span text:style-name="T2">=&gt;</text:span>{</text:p>
      <text:p text:style-name="P7"/>
      <text:p text:style-name="P2"><text:span text:style-name="T3">window</text:span>.<text:span text:style-name="T7">scrollTo</text:span>({</text:p>
      <text:p text:style-name="P2"><text:span text:style-name="T3">top:</text:span> <text:span text:style-name="T8">0</text:span>,</text:p>
      <text:p text:style-name="P2"><text:span text:style-name="T3">behavior:</text:span> <text:span text:style-name="T4">'smooth'</text:span></text:p>
      <text:p text:style-name="P2">});</text:p>
      <text:p text:style-name="P7"/>
      <text:p text:style-name="P2"><text:span text:style-name="T2">const</text:span> <text:span text:style-name="T10">playerList</text:span> <text:span text:style-name="T5">=</text:span> <text:span text:style-name="T3">document</text:span>.<text:span text:style-name="T7">getElementById</text:span>(<text:span text:style-name="T4">"playerList"</text:span>).<text:span text:style-name="T3">value</text:span></text:p>
      <text:p text:style-name="P7"/>
      <text:p text:style-name="P2"><text:span text:style-name="T9">if</text:span>(<text:span text:style-name="T10">output</text:span>.<text:span text:style-name="T3">classList</text:span>.<text:span text:style-name="T7">contains</text:span>(<text:span text:style-name="T4">"hidden"</text:span>)){</text:p>
      <text:p text:style-name="P2"><text:span text:style-name="T10">output</text:span>.<text:span text:style-name="T3">classList</text:span>.<text:span text:style-name="T7">remove</text:span>(<text:span text:style-name="T4">"hidden"</text:span>)</text:p>
      <text:p text:style-name="P2">}</text:p>
      <text:p text:style-name="P7"/>
      <text:p text:style-name="P2"><text:span text:style-name="T9">if</text:span>(<text:span text:style-name="T5">!</text:span><text:span text:style-name="T10">teamDiv</text:span>.<text:span text:style-name="T3">classList</text:span>.<text:span text:style-name="T7">contains</text:span>(<text:span text:style-name="T4">"hidden"</text:span>)){</text:p>
      <text:p text:style-name="P2"><text:span text:style-name="T10">teamDiv</text:span>.<text:span text:style-name="T3">classList</text:span>.<text:span text:style-name="T7">add</text:span>(<text:span text:style-name="T4">"hidden"</text:span>)</text:p>
      <text:p text:style-name="P2"><text:span text:style-name="T10">dateText</text:span>.<text:span text:style-name="T3">classList</text:span>.<text:span text:style-name="T7">add</text:span>(<text:span text:style-name="T4">"hidden"</text:span>)</text:p>
      <text:p text:style-name="P2"><text:span text:style-name="T10">venueText</text:span>.<text:span text:style-name="T3">classList</text:span>.<text:span text:style-name="T7">add</text:span>(<text:span text:style-name="T4">"hidden"</text:span>)</text:p>
      <text:p text:style-name="P2"><text:span text:style-name="T10">vidLink</text:span>.<text:span text:style-name="T3">classList</text:span>.<text:span text:style-name="T7">add</text:span>(<text:span text:style-name="T4">"hidden"</text:span>)</text:p>
      <text:p text:style-name="P2"><text:soft-page-break/><text:span text:style-name="T10">prevAndNxtDiv</text:span>.<text:span text:style-name="T3">classList</text:span>.<text:span text:style-name="T7">add</text:span>(<text:span text:style-name="T4">"hidden"</text:span>)</text:p>
      <text:p text:style-name="P7"/>
      <text:p text:style-name="P2">}</text:p>
      <text:p text:style-name="P7"/>
      <text:p text:style-name="P2"><text:span text:style-name="T2">let</text:span> <text:span text:style-name="T3">key</text:span> <text:span text:style-name="T5">=</text:span> <text:span text:style-name="T4">`</text:span><text:span text:style-name="T2">${</text:span><text:span text:style-name="T10">playerList</text:span><text:span text:style-name="T2">}</text:span><text:span text:style-name="T4">`</text:span></text:p>
      <text:p text:style-name="P7"/>
      <text:p text:style-name="P2"><text:span text:style-name="T9">if</text:span>(<text:span text:style-name="T3">localTeams</text:span>[<text:span text:style-name="T3">key</text:span>]<text:span text:style-name="T5">==</text:span><text:span text:style-name="T2">null</text:span>){</text:p>
      <text:p text:style-name="P2"><text:span text:style-name="T2">let</text:span> <text:span text:style-name="T3">str</text:span> <text:span text:style-name="T5">=</text:span> <text:span text:style-name="T4">`https://www.thesportsdb.com/api/v1/json/123/`</text:span></text:p>
      <text:p text:style-name="P2"><text:span text:style-name="T3">str</text:span><text:span text:style-name="T5">+=</text:span><text:span text:style-name="T4">`searchteams.php?t=</text:span><text:span text:style-name="T2">${</text:span><text:span text:style-name="T10">playerList</text:span><text:span text:style-name="T2">}</text:span><text:span text:style-name="T4">`</text:span>;</text:p>
      <text:p text:style-name="P7"/>
      <text:p text:style-name="P2"><text:span text:style-name="T3">data</text:span> <text:span text:style-name="T5">=</text:span> <text:span text:style-name="T7">getId</text:span>(<text:span text:style-name="T3">str</text:span>)</text:p>
      <text:p text:style-name="P2">.<text:span text:style-name="T7">then</text:span>((<text:span text:style-name="T3">data</text:span>)<text:span text:style-name="T2">=&gt;</text:span>{</text:p>
      <text:p text:style-name="P2"><text:span text:style-name="T2">let</text:span> <text:span text:style-name="T3">id</text:span> <text:span text:style-name="T5">=</text:span> <text:span text:style-name="T3">data</text:span>.<text:span text:style-name="T3">teams</text:span>[<text:span text:style-name="T8">0</text:span>].<text:span text:style-name="T3">idTeam</text:span></text:p>
      <text:p text:style-name="P2"><text:span text:style-name="T3">str</text:span> <text:span text:style-name="T5">=</text:span> <text:span text:style-name="T4">`https://www.thesportsdb.com/api/v1/json/123/`</text:span></text:p>
      <text:p text:style-name="P2"><text:span text:style-name="T2">let</text:span> <text:span text:style-name="T3">newStr</text:span> <text:span text:style-name="T5">=</text:span> <text:span text:style-name="T3">str</text:span><text:span text:style-name="T5">+=</text:span><text:span text:style-name="T4">`lookup_all_players.php?id=</text:span><text:span text:style-name="T2">${</text:span><text:span text:style-name="T3">id</text:span><text:span text:style-name="T2">}</text:span><text:span text:style-name="T4">`</text:span></text:p>
      <text:p text:style-name="P7"/>
      <text:p text:style-name="P2"><text:span text:style-name="T2">let</text:span> <text:span text:style-name="T3">newData</text:span><text:span text:style-name="T5">=</text:span><text:span text:style-name="T7">getPlayers</text:span>(<text:span text:style-name="T3">newStr</text:span>)</text:p>
      <text:p text:style-name="P2">.<text:span text:style-name="T7">then</text:span>((<text:span text:style-name="T3">newData</text:span>)<text:span text:style-name="T2">=&gt;</text:span>{</text:p>
      <text:p text:style-name="P7"/>
      <text:p text:style-name="P2"><text:span text:style-name="T2">let</text:span> <text:span text:style-name="T3">nTeam</text:span> <text:span text:style-name="T5">=</text:span><text:span text:style-name="T2">new</text:span> <text:span text:style-name="T11">Team</text:span>(<text:span text:style-name="T3">newData</text:span>)</text:p>
      <text:p text:style-name="P2"><text:span text:style-name="T3">localTeams</text:span>[<text:span text:style-name="T3">key</text:span>] <text:span text:style-name="T5">=</text:span> <text:span text:style-name="T3">nTeam</text:span></text:p>
      <text:p text:style-name="P2"><text:span text:style-name="T7">displayTeam</text:span>(<text:span text:style-name="T3">newData</text:span>)</text:p>
      <text:p text:style-name="P2">})</text:p>
      <text:p text:style-name="P2">.<text:span text:style-name="T7">catch</text:span>((<text:span text:style-name="T3">error</text:span>)<text:span text:style-name="T2">=&gt;</text:span>{</text:p>
      <text:p text:style-name="P2"><text:span text:style-name="T2">let</text:span> <text:span text:style-name="T3">newMsg</text:span> <text:span text:style-name="T5">=</text:span> <text:span text:style-name="T3">document</text:span>.<text:span text:style-name="T7">createElement</text:span>(<text:span text:style-name="T4">"p"</text:span>)</text:p>
      <text:p text:style-name="P2"><text:span text:style-name="T3">newMsg</text:span>.<text:span text:style-name="T7">setAttribute</text:span>(<text:span text:style-name="T4">"id"</text:span>,<text:span text:style-name="T4">"err"</text:span>)</text:p>
      <text:p text:style-name="P2"><text:span text:style-name="T9">if</text:span>(<text:span text:style-name="T3">error</text:span><text:span text:style-name="T5">==</text:span><text:span text:style-name="T4">"TypeError: Failed to fetch"</text:span>){</text:p>
      <text:p text:style-name="P2"><text:span text:style-name="T3">newMsg</text:span>.<text:span text:style-name="T3">textContent</text:span><text:span text:style-name="T5">=</text:span><text:span text:style-name="T4">`Error! Check internet connection.`</text:span></text:p>
      <text:p text:style-name="P2">}<text:span text:style-name="T9">else</text:span>{</text:p>
      <text:p text:style-name="P2"><text:span text:style-name="T3">newMsg</text:span>.<text:span text:style-name="T3">textContent</text:span><text:span text:style-name="T5">=</text:span><text:span text:style-name="T4">`Error! Please try a different option.`</text:span></text:p>
      <text:p text:style-name="P2">}</text:p>
      <text:p text:style-name="P7"/>
      <text:p text:style-name="P2"><text:span text:style-name="T10">output</text:span>.<text:span text:style-name="T7">insertBefore</text:span>(<text:span text:style-name="T3">newMsg</text:span>, <text:span text:style-name="T10">output</text:span>.<text:span text:style-name="T10">children</text:span>[<text:span text:style-name="T8">0</text:span>]); </text:p>
      <text:p text:style-name="P2">})</text:p>
      <text:p text:style-name="P2">})</text:p>
      <text:p text:style-name="P2">.<text:span text:style-name="T7">catch</text:span>((<text:span text:style-name="T3">error</text:span>)<text:span text:style-name="T2">=&gt;</text:span>{</text:p>
      <text:p text:style-name="P2"><text:span text:style-name="T2">let</text:span> <text:span text:style-name="T3">newMsg</text:span> <text:span text:style-name="T5">=</text:span> <text:span text:style-name="T3">document</text:span>.<text:span text:style-name="T7">createElement</text:span>(<text:span text:style-name="T4">"p"</text:span>)</text:p>
      <text:p text:style-name="P2"><text:span text:style-name="T3">newMsg</text:span>.<text:span text:style-name="T7">setAttribute</text:span>(<text:span text:style-name="T4">"id"</text:span>,<text:span text:style-name="T4">"err"</text:span>)</text:p>
      <text:p text:style-name="P2"><text:span text:style-name="T9">if</text:span>(<text:span text:style-name="T3">error</text:span><text:span text:style-name="T5">==</text:span><text:span text:style-name="T4">"TypeError: Failed to fetch"</text:span>){</text:p>
      <text:p text:style-name="P2"><text:span text:style-name="T3">newMsg</text:span>.<text:span text:style-name="T3">textContent</text:span><text:span text:style-name="T5">=</text:span><text:span text:style-name="T4">`Error! Check internet connection.`</text:span></text:p>
      <text:p text:style-name="P2">}<text:span text:style-name="T9">else</text:span>{</text:p>
      <text:p text:style-name="P2"><text:span text:style-name="T3">newMsg</text:span>.<text:span text:style-name="T3">textContent</text:span><text:span text:style-name="T5">=</text:span><text:span text:style-name="T4">`Error! Please try a different option.`</text:span></text:p>
      <text:p text:style-name="P2">}</text:p>
      <text:p text:style-name="P7"/>
      <text:p text:style-name="P2"><text:span text:style-name="T10">output</text:span>.<text:span text:style-name="T7">insertBefore</text:span>(<text:span text:style-name="T3">newMsg</text:span>, <text:span text:style-name="T10">output</text:span>.<text:span text:style-name="T10">children</text:span>[<text:span text:style-name="T8">0</text:span>]); </text:p>
      <text:p text:style-name="P2">})</text:p>
      <text:p text:style-name="P2">}<text:span text:style-name="T9">else</text:span>{</text:p>
      <text:p text:style-name="P2"><text:span text:style-name="T3">newData</text:span> <text:span text:style-name="T5">=</text:span> <text:span text:style-name="T3">localTeams</text:span>[<text:span text:style-name="T4">`</text:span><text:span text:style-name="T2">${</text:span><text:span text:style-name="T10">playerList</text:span><text:span text:style-name="T2">}</text:span><text:span text:style-name="T4">`</text:span>].<text:span text:style-name="T3">players</text:span></text:p>
      <text:p text:style-name="P7"/>
      <text:p text:style-name="P2"><text:span text:style-name="T7">displayTeam</text:span>(<text:span text:style-name="T3">newData</text:span>)</text:p>
      <text:p text:style-name="P2"><text:soft-page-break/>}</text:p>
      <text:p text:style-name="P7"/>
      <text:p text:style-name="P9"/>
      <text:p text:style-name="P2">})</text:p>
      <text:p text:style-name="P7"/>
      <text:p text:style-name="P2"><text:span text:style-name="T2">const</text:span> <text:span text:style-name="T7">displayTeam</text:span> <text:span text:style-name="T5">=</text:span> (<text:span text:style-name="T3">list</text:span>)<text:span text:style-name="T2">=&gt;</text:span>{</text:p>
      <text:p text:style-name="P7"/>
      <text:p text:style-name="P2"><text:span text:style-name="T9">if</text:span>(<text:span text:style-name="T3">document</text:span>.<text:span text:style-name="T7">getElementById</text:span>(<text:span text:style-name="T4">"err"</text:span>)){</text:p>
      <text:p text:style-name="P2"><text:span text:style-name="T3">document</text:span>.<text:span text:style-name="T7">getElementById</text:span>(<text:span text:style-name="T4">"err"</text:span>).<text:span text:style-name="T7">remove</text:span>()</text:p>
      <text:p text:style-name="P2">}</text:p>
      <text:p text:style-name="P8"/>
      <text:p text:style-name="P2"><text:span text:style-name="T2">const</text:span> <text:span text:style-name="T10">eventArr</text:span> <text:span text:style-name="T5">=</text:span> <text:span text:style-name="T3">list</text:span>[<text:span text:style-name="T4">"player"</text:span>]</text:p>
      <text:p text:style-name="P7"/>
      <text:p text:style-name="P2"><text:span text:style-name="T9">if</text:span>(<text:span text:style-name="T10">eventArr</text:span><text:span text:style-name="T5">==</text:span><text:span text:style-name="T2">null</text:span><text:span text:style-name="T5">&amp;&amp;</text:span><text:span text:style-name="T10">output</text:span>.<text:span text:style-name="T10">children</text:span>[<text:span text:style-name="T8">0</text:span>].<text:span text:style-name="T3">id</text:span><text:span text:style-name="T5">!=</text:span><text:span text:style-name="T4">"err"</text:span>){</text:p>
      <text:p text:style-name="P2"><text:span text:style-name="T2">let</text:span> <text:span text:style-name="T3">newMsg</text:span> <text:span text:style-name="T5">=</text:span> <text:span text:style-name="T3">document</text:span>.<text:span text:style-name="T7">createElement</text:span>(<text:span text:style-name="T4">"p"</text:span>)</text:p>
      <text:p text:style-name="P2"><text:span text:style-name="T3">newMsg</text:span>.<text:span text:style-name="T7">setAttribute</text:span>(<text:span text:style-name="T4">"id"</text:span>,<text:span text:style-name="T4">"err"</text:span>)</text:p>
      <text:p text:style-name="P2"><text:span text:style-name="T3">newMsg</text:span>.<text:span text:style-name="T3">textContent</text:span><text:span text:style-name="T5">=</text:span><text:span text:style-name="T4">"Error! Please try a different option."</text:span></text:p>
      <text:p text:style-name="P7"/>
      <text:p text:style-name="P2"><text:span text:style-name="T10">output</text:span>.<text:span text:style-name="T7">insertBefore</text:span>(<text:span text:style-name="T3">newMsg</text:span>, <text:span text:style-name="T10">output</text:span>.<text:span text:style-name="T10">children</text:span>[<text:span text:style-name="T8">0</text:span>]);</text:p>
      <text:p text:style-name="P8"/>
      <text:p text:style-name="P2"><text:span text:style-name="T10">teamDiv</text:span>.<text:span text:style-name="T3">classList</text:span>.<text:span text:style-name="T7">add</text:span>(<text:span text:style-name="T4">"hidden"</text:span>)</text:p>
      <text:p text:style-name="P2">}</text:p>
      <text:p text:style-name="P2"><text:span text:style-name="T9">if</text:span>(<text:span text:style-name="T3">document</text:span>.<text:span text:style-name="T7">querySelector</text:span>(<text:span text:style-name="T4">".playerInfoDiv"</text:span>)){</text:p>
      <text:p text:style-name="P2"><text:span text:style-name="T3">document</text:span>.<text:span text:style-name="T7">querySelectorAll</text:span>(<text:span text:style-name="T4">".playerInfoDiv"</text:span>).<text:span text:style-name="T7">forEach</text:span>((<text:span text:style-name="T3">e</text:span>)<text:span text:style-name="T2">=&gt;</text:span>{</text:p>
      <text:p text:style-name="P2"><text:span text:style-name="T3">e</text:span>.<text:span text:style-name="T7">remove</text:span>()</text:p>
      <text:p text:style-name="P2">})</text:p>
      <text:p text:style-name="P2">}</text:p>
      <text:p text:style-name="P7"/>
      <text:p text:style-name="P2"><text:span text:style-name="T2">let</text:span> <text:span text:style-name="T3">players</text:span> <text:span text:style-name="T5">=</text:span> <text:span text:style-name="T3">list</text:span>.<text:span text:style-name="T3">player</text:span></text:p>
      <text:p text:style-name="P8"/>
      <text:p text:style-name="P2"><text:span text:style-name="T9">for</text:span>(<text:span text:style-name="T3">player</text:span> <text:span text:style-name="T2">of</text:span> <text:span text:style-name="T3">players</text:span>){</text:p>
      <text:p text:style-name="P2"><text:span text:style-name="T2">let</text:span> <text:span text:style-name="T3">newPlayerInfoDiv</text:span> <text:span text:style-name="T5">=</text:span> <text:span text:style-name="T3">document</text:span>.<text:span text:style-name="T7">createElement</text:span>(<text:span text:style-name="T4">"div"</text:span>)</text:p>
      <text:p text:style-name="P2"><text:span text:style-name="T3">newPlayerInfoDiv</text:span>.<text:span text:style-name="T3">classList</text:span>.<text:span text:style-name="T7">add</text:span>(<text:span text:style-name="T4">"playerInfoDiv"</text:span>)</text:p>
      <text:p text:style-name="P2"><text:span text:style-name="T10">output</text:span>.<text:span text:style-name="T7">appendChild</text:span>(<text:span text:style-name="T3">newPlayerInfoDiv</text:span>)</text:p>
      <text:p text:style-name="P7"/>
      <text:p text:style-name="P2"><text:span text:style-name="T2">let</text:span> <text:span text:style-name="T3">newinfoDiv</text:span> <text:span text:style-name="T5">=</text:span> <text:span text:style-name="T3">document</text:span>.<text:span text:style-name="T7">createElement</text:span>(<text:span text:style-name="T4">"div"</text:span>)</text:p>
      <text:p text:style-name="P2"><text:span text:style-name="T3">newinfoDiv</text:span>.<text:span text:style-name="T3">classList</text:span>.<text:span text:style-name="T7">add</text:span>(<text:span text:style-name="T4">"infoDiv"</text:span>)</text:p>
      <text:p text:style-name="P2"><text:span text:style-name="T3">newPlayerInfoDiv</text:span>.<text:span text:style-name="T7">appendChild</text:span>(<text:span text:style-name="T3">newinfoDiv</text:span>)</text:p>
      <text:p text:style-name="P7"/>
      <text:p text:style-name="P2"><text:span text:style-name="T2">let</text:span> <text:span text:style-name="T3">newPName</text:span> <text:span text:style-name="T5">=</text:span> <text:span text:style-name="T3">document</text:span>.<text:span text:style-name="T7">createElement</text:span>(<text:span text:style-name="T4">"p"</text:span>)</text:p>
      <text:p text:style-name="P2"><text:span text:style-name="T3">newPName</text:span>.<text:span text:style-name="T3">textContent</text:span><text:span text:style-name="T5">=</text:span> <text:span text:style-name="T4">`</text:span><text:span text:style-name="T2">${</text:span><text:span text:style-name="T3">player</text:span><text:span text:style-name="T5">.</text:span><text:span text:style-name="T3">strPlayer</text:span><text:span text:style-name="T2">}</text:span><text:span text:style-name="T4">`</text:span></text:p>
      <text:p text:style-name="P2"><text:span text:style-name="T3">newPName</text:span>.<text:span text:style-name="T3">classList</text:span>.<text:span text:style-name="T7">add</text:span>(<text:span text:style-name="T4">"pName"</text:span>)</text:p>
      <text:p text:style-name="P2"><text:span text:style-name="T3">newinfoDiv</text:span>.<text:span text:style-name="T7">appendChild</text:span>(<text:span text:style-name="T3">newPName</text:span>)</text:p>
      <text:p text:style-name="P7"/>
      <text:p text:style-name="P2"><text:span text:style-name="T2">let</text:span> <text:span text:style-name="T3">newPNum</text:span> <text:span text:style-name="T5">=</text:span> <text:span text:style-name="T3">document</text:span>.<text:span text:style-name="T7">createElement</text:span>(<text:span text:style-name="T4">"p"</text:span>)</text:p>
      <text:p text:style-name="P2"><text:span text:style-name="T3">newPNum</text:span>.<text:span text:style-name="T3">textContent</text:span><text:span text:style-name="T5">=</text:span> <text:span text:style-name="T4">`</text:span><text:span text:style-name="T2">${</text:span><text:span text:style-name="T3">player</text:span><text:span text:style-name="T5">.</text:span><text:span text:style-name="T3">strNumber</text:span><text:span text:style-name="T2">}</text:span><text:span text:style-name="T4">`</text:span></text:p>
      <text:p text:style-name="P2"><text:span text:style-name="T3">newPNum</text:span>.<text:span text:style-name="T3">classList</text:span>.<text:span text:style-name="T7">add</text:span>(<text:span text:style-name="T4">"pNum"</text:span>)</text:p>
      <text:p text:style-name="P2"><text:span text:style-name="T3">newinfoDiv</text:span>.<text:span text:style-name="T7">appendChild</text:span>(<text:span text:style-name="T3">newPNum</text:span>) </text:p>
      <text:p text:style-name="P2"><text:soft-page-break/><text:span text:style-name="T2">let</text:span> <text:span text:style-name="T3">newImg</text:span> <text:span text:style-name="T5">=</text:span> <text:span text:style-name="T3">document</text:span>.<text:span text:style-name="T7">createElement</text:span>(<text:span text:style-name="T4">"img"</text:span>)</text:p>
      <text:p text:style-name="P2"><text:span text:style-name="T3">newImg</text:span>.<text:span text:style-name="T3">classList</text:span>.<text:span text:style-name="T7">add</text:span>(<text:span text:style-name="T4">"pPic"</text:span>)</text:p>
      <text:p text:style-name="P2"><text:span text:style-name="T3">newImg</text:span>.<text:span text:style-name="T7">setAttribute</text:span>(<text:span text:style-name="T4">"src"</text:span>,<text:span text:style-name="T4">`</text:span><text:span text:style-name="T2">${</text:span><text:span text:style-name="T3">player</text:span><text:span text:style-name="T5">.</text:span><text:span text:style-name="T3">strCutout</text:span><text:span text:style-name="T2">}</text:span><text:span text:style-name="T4">`</text:span>)</text:p>
      <text:p text:style-name="P2"><text:span text:style-name="T3">newImg</text:span>.<text:span text:style-name="T7">setAttribute</text:span>(<text:span text:style-name="T4">"alt"</text:span>, <text:span text:style-name="T4">`Picture of </text:span><text:span text:style-name="T2">${</text:span><text:span text:style-name="T3">player</text:span><text:span text:style-name="T5">.</text:span><text:span text:style-name="T3">strPlayer</text:span><text:span text:style-name="T2">}</text:span><text:span text:style-name="T4">`</text:span>)</text:p>
      <text:p text:style-name="P2"><text:span text:style-name="T3">newinfoDiv</text:span>.<text:span text:style-name="T7">appendChild</text:span>(<text:span text:style-name="T3">newImg</text:span>) </text:p>
      <text:p text:style-name="P2"><text:span text:style-name="T2">let</text:span> <text:span text:style-name="T3">newPBio</text:span> <text:span text:style-name="T5">=</text:span> <text:span text:style-name="T3">document</text:span>.<text:span text:style-name="T7">createElement</text:span>(<text:span text:style-name="T4">"p"</text:span>)</text:p>
      <text:p text:style-name="P2"><text:span text:style-name="T3">newPBio</text:span>.<text:span text:style-name="T3">textContent</text:span><text:span text:style-name="T5">=</text:span> <text:span text:style-name="T4">`</text:span><text:span text:style-name="T2">${</text:span><text:span text:style-name="T3">player</text:span><text:span text:style-name="T5">.</text:span><text:span text:style-name="T3">strDescriptionEN</text:span><text:span text:style-name="T2">}</text:span><text:span text:style-name="T4">`</text:span></text:p>
      <text:p text:style-name="P2"><text:span text:style-name="T3">newPBio</text:span>.<text:span text:style-name="T3">classList</text:span>.<text:span text:style-name="T7">add</text:span>(<text:span text:style-name="T4">"pBio"</text:span>)</text:p>
      <text:p text:style-name="P2"><text:span text:style-name="T3">newPlayerInfoDiv</text:span>.<text:span text:style-name="T7">appendChild</text:span>(<text:span text:style-name="T3">newPBio</text:span>) </text:p>
      <text:p text:style-name="P7"/>
      <text:p text:style-name="P2">}</text:p>
      <text:p text:style-name="P2">}</text:p>
      <text:p text:style-name="P4"/>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9T18:10:53.159884915</meta:creation-date>
    <dc:date>2025-10-19T18:13:27.296696424</dc:date>
    <meta:editing-duration>PT2M34S</meta:editing-duration>
    <meta:editing-cycles>2</meta:editing-cycles>
    <meta:generator>LibreOffice/24.2.7.2$Linux_X86_64 LibreOffice_project/420$Build-2</meta:generator>
    <meta:document-statistic meta:table-count="0" meta:image-count="0" meta:object-count="0" meta:page-count="20" meta:paragraph-count="712" meta:word-count="2695" meta:character-count="26181" meta:non-whitespace-character-count="24215"/>
  </office:meta>
</office:document-meta>
</file>